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B05EA81407946FD6E1.png" manifest:media-type="image/png"/>
  <manifest:file-entry manifest:full-path="Pictures/10000201000002D0000001B0FF7D31ADB86D675F.png" manifest:media-type="image/png"/>
  <manifest:file-entry manifest:full-path="Pictures/10000201000002D0000001B039752A39127892BE.png" manifest:media-type="image/png"/>
  <manifest:file-entry manifest:full-path="Pictures/1000020100000702000009E9F751BCB5C389F71B.png" manifest:media-type="image/png"/>
  <manifest:file-entry manifest:full-path="Pictures/100002010000034C000002550C113D6AB424C9C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cm" fo:margin-right="0cm" fo:text-align="start"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officeooo:rsid="03fdb7ec"/>
    </style:style>
    <style:style style:name="P6" style:family="paragraph" style:parent-style-name="Légende_20_manuelle">
      <style:paragraph-properties fo:margin-left="0cm" fo:margin-right="0cm" fo:text-indent="0cm" style:auto-text-indent="false"/>
    </style:style>
    <style:style style:name="P7" style:family="paragraph" style:parent-style-name="Text_20_body">
      <style:text-properties style:font-name="Linux Biolinum O" officeooo:rsid="001127c8" officeooo:paragraph-rsid="00111323"/>
    </style:style>
    <style:style style:name="P8" style:family="paragraph" style:parent-style-name="Text_20_body">
      <style:text-properties officeooo:rsid="009a3fff" officeooo:paragraph-rsid="009a3fff"/>
    </style:style>
    <style:style style:name="P9" style:family="paragraph" style:parent-style-name="Text_20_body">
      <style:text-properties officeooo:paragraph-rsid="03b7ddde"/>
    </style:style>
    <style:style style:name="P10" style:family="paragraph" style:parent-style-name="Text_20_body">
      <style:text-properties officeooo:paragraph-rsid="03baa480"/>
    </style:style>
    <style:style style:name="P11" style:family="paragraph" style:parent-style-name="Text_20_body">
      <style:text-properties officeooo:rsid="03bba783" officeooo:paragraph-rsid="03bba783"/>
    </style:style>
    <style:style style:name="P12" style:family="paragraph" style:parent-style-name="Text_20_body">
      <style:text-properties officeooo:rsid="03bba783" officeooo:paragraph-rsid="03bcb0c2"/>
    </style:style>
    <style:style style:name="P13" style:family="paragraph" style:parent-style-name="Text_20_body">
      <style:text-properties officeooo:rsid="03bcb0c2" officeooo:paragraph-rsid="03bcb0c2"/>
    </style:style>
    <style:style style:name="P14" style:family="paragraph" style:parent-style-name="Text_20_body">
      <style:text-properties officeooo:rsid="03c63d98" officeooo:paragraph-rsid="03c63d98"/>
    </style:style>
    <style:style style:name="P15" style:family="paragraph" style:parent-style-name="Text_20_body">
      <style:text-properties officeooo:rsid="03cbabb5" officeooo:paragraph-rsid="03cbabb5"/>
    </style:style>
    <style:style style:name="P16" style:family="paragraph" style:parent-style-name="Text_20_body">
      <style:text-properties officeooo:rsid="03ccb23a" officeooo:paragraph-rsid="03ccb23a"/>
    </style:style>
    <style:style style:name="P17" style:family="paragraph" style:parent-style-name="Text_20_body">
      <style:text-properties officeooo:rsid="03cdff71" officeooo:paragraph-rsid="03cdff71"/>
    </style:style>
    <style:style style:name="P18" style:family="paragraph" style:parent-style-name="Text_20_body">
      <style:text-properties officeooo:rsid="03f3c292" officeooo:paragraph-rsid="03f3c292"/>
    </style:style>
    <style:style style:name="P19" style:family="paragraph" style:parent-style-name="Text_20_body">
      <style:text-properties officeooo:rsid="03f58a58" officeooo:paragraph-rsid="03f58a58"/>
    </style:style>
    <style:style style:name="P20" style:family="paragraph" style:parent-style-name="Text_20_body">
      <style:text-properties officeooo:rsid="03f6b76e" officeooo:paragraph-rsid="03f6b76e"/>
    </style:style>
    <style:style style:name="P21" style:family="paragraph" style:parent-style-name="Text_20_body">
      <style:text-properties officeooo:rsid="03fa3078" officeooo:paragraph-rsid="03fa3078"/>
    </style:style>
    <style:style style:name="P22" style:family="paragraph" style:parent-style-name="Standard">
      <style:text-properties officeooo:rsid="02c4b628"/>
    </style:style>
    <style:style style:name="P23" style:family="paragraph" style:parent-style-name="Standard">
      <style:text-properties officeooo:rsid="0388035f"/>
    </style:style>
    <style:style style:name="P24" style:family="paragraph" style:parent-style-name="Standard">
      <style:text-properties officeooo:rsid="03cb3a78" officeooo:paragraph-rsid="03cb3a78"/>
    </style:style>
    <style:style style:name="P25" style:family="paragraph" style:parent-style-name="Standard">
      <style:text-properties officeooo:rsid="03d1722f" officeooo:paragraph-rsid="03d1722f"/>
    </style:style>
    <style:style style:name="P26" style:family="paragraph" style:parent-style-name="Standard">
      <style:text-properties style:font-name="Linux Libertine3" officeooo:rsid="03abdcd3" officeooo:paragraph-rsid="03abdcd3"/>
    </style:style>
    <style:style style:name="P27" style:family="paragraph" style:parent-style-name="Standard">
      <style:text-properties style:font-name="Linux Libertine3" officeooo:rsid="03aa86f0" officeooo:paragraph-rsid="03aa86f0"/>
    </style:style>
    <style:style style:name="P28" style:family="paragraph" style:parent-style-name="Standard">
      <style:text-properties style:font-name="Linux Libertine3" officeooo:rsid="03a606bd" officeooo:paragraph-rsid="03a606bd"/>
    </style:style>
    <style:style style:name="P29" style:family="paragraph" style:parent-style-name="Standard">
      <style:text-properties style:font-name="Linux Libertine3" officeooo:rsid="00110917" officeooo:paragraph-rsid="01a00eda"/>
    </style:style>
    <style:style style:name="P30" style:family="paragraph" style:parent-style-name="Illustration_20_Index_20_1">
      <style:paragraph-properties>
        <style:tab-stops>
          <style:tab-stop style:position="16.002cm" style:type="right" style:leader-style="dotted" style:leader-text="."/>
        </style:tab-stops>
      </style:paragraph-properties>
    </style:style>
    <style:style style:name="P31" style:family="paragraph" style:parent-style-name="Footnote">
      <style:text-properties officeooo:rsid="03e161d8" officeooo:paragraph-rsid="03e161d8"/>
    </style:style>
    <style:style style:name="P32" style:family="paragraph" style:parent-style-name="Footnote">
      <style:text-properties officeooo:rsid="03e258c1" officeooo:paragraph-rsid="03e258c1"/>
    </style:style>
    <style:style style:name="P33" style:family="paragraph" style:parent-style-name="Footnote">
      <style:text-properties officeooo:rsid="03e2c22b" officeooo:paragraph-rsid="03e2c22b"/>
    </style:style>
    <style:style style:name="P34" style:family="paragraph" style:parent-style-name="Footnote">
      <style:text-properties officeooo:rsid="03e3235d" officeooo:paragraph-rsid="03e3235d"/>
    </style:style>
    <style:style style:name="P35" style:family="paragraph" style:parent-style-name="Footnote">
      <style:text-properties officeooo:rsid="03e4fb35" officeooo:paragraph-rsid="03e4fb35"/>
    </style:style>
    <style:style style:name="P36" style:family="paragraph" style:parent-style-name="Footnote">
      <style:text-properties officeooo:rsid="03eabc9e" officeooo:paragraph-rsid="03eabc9e"/>
    </style:style>
    <style:style style:name="P37" style:family="paragraph" style:parent-style-name="Footnote">
      <style:text-properties officeooo:rsid="0406b8be" officeooo:paragraph-rsid="0406b8be"/>
    </style:style>
    <style:style style:name="P38" style:family="paragraph" style:parent-style-name="Titre_20_index_20_2">
      <style:text-properties officeooo:rsid="03534610" officeooo:paragraph-rsid="03534610"/>
    </style:style>
    <style:style style:name="P39" style:family="paragraph" style:parent-style-name="Titre_20_index_20_2">
      <style:text-properties officeooo:rsid="03fdb7ec" officeooo:paragraph-rsid="03fdb7ec"/>
    </style:style>
    <style:style style:name="P40" style:family="paragraph" style:parent-style-name="Titre_20_index_20_1">
      <style:paragraph-properties fo:break-before="page"/>
      <style:text-properties officeooo:rsid="03fdb7ec" officeooo:paragraph-rsid="03fdb7ec"/>
    </style:style>
    <style:style style:name="P41" style:family="paragraph" style:parent-style-name="Contents_20_1">
      <style:paragraph-properties>
        <style:tab-stops>
          <style:tab-stop style:position="16.002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5.503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004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User_20_Index_20_1">
      <style:paragraph-properties>
        <style:tab-stops>
          <style:tab-stop style:position="16.002cm" style:type="right" style:leader-style="dotted" style:leader-text="."/>
        </style:tab-stops>
      </style:paragraph-properties>
    </style:style>
    <style:style style:name="P48" style:family="paragraph" style:parent-style-name="Titre_20_index_20_1">
      <style:text-properties officeooo:rsid="03fdb7ec" officeooo:paragraph-rsid="03fdb7ec"/>
    </style:style>
    <style:style style:name="P49" style:family="paragraph" style:parent-style-name="Titre_20_index_20_1">
      <style:text-properties officeooo:rsid="04014291" officeooo:paragraph-rsid="04014291"/>
    </style:style>
    <style:style style:name="P50" style:family="paragraph" style:parent-style-name="User_20_Index_20_2">
      <style:paragraph-properties>
        <style:tab-stops>
          <style:tab-stop style:position="15.503cm" style:type="right" style:leader-style="dotted" style:leader-text="."/>
        </style:tab-stops>
      </style:paragraph-properties>
    </style:style>
    <style:style style:name="P51" style:family="paragraph" style:parent-style-name="Standard" style:master-page-name="First_20_Page">
      <style:paragraph-properties style:page-number="auto"/>
    </style:style>
    <style:style style:name="P52" style:family="paragraph" style:parent-style-name="Standard" style:list-style-name="L3">
      <style:text-properties officeooo:rsid="03cb3a78" officeooo:paragraph-rsid="03cb3a78"/>
    </style:style>
    <style:style style:name="P53" style:family="paragraph" style:parent-style-name="Text_20_body" style:master-page-name="First_20_Page">
      <style:paragraph-properties style:page-number="auto"/>
      <style:text-properties officeooo:paragraph-rsid="0331cc2c"/>
    </style:style>
    <style:style style:name="P54" style:family="paragraph" style:parent-style-name="Text_20_body" style:list-style-name="L2" style:master-page-name="First_20_Page">
      <style:paragraph-properties style:page-number="auto"/>
      <style:text-properties officeooo:rsid="009b7a62" officeooo:paragraph-rsid="038fa778"/>
    </style:style>
    <style:style style:name="P55" style:family="paragraph" style:parent-style-name="Text_20_body" style:list-style-name="L2">
      <style:text-properties officeooo:rsid="009a3fff" officeooo:paragraph-rsid="009a3fff"/>
    </style:style>
    <style:style style:name="P56" style:family="paragraph" style:parent-style-name="Text_20_body" style:list-style-name="L2">
      <style:text-properties officeooo:rsid="009b7a62" officeooo:paragraph-rsid="009b7a62"/>
    </style:style>
    <style:style style:name="P57" style:family="paragraph" style:parent-style-name="Text_20_body" style:list-style-name="L2">
      <style:text-properties officeooo:rsid="009b7a62" officeooo:paragraph-rsid="038fa778"/>
    </style:style>
    <style:style style:name="P58" style:family="paragraph" style:parent-style-name="Heading" style:master-page-name="Page_20_de_20_garde_20_colorée">
      <style:paragraph-properties style:page-number="auto"/>
      <style:text-properties officeooo:paragraph-rsid="0331cc2c"/>
    </style:style>
    <style:style style:name="P59" style:family="paragraph" style:parent-style-name="Index" style:list-style-name="L4">
      <style:text-properties fo:language="fr" fo:country="FR" officeooo:paragraph-rsid="03197227"/>
    </style:style>
    <style:style style:name="P60" style:family="paragraph" style:parent-style-name="Index" style:list-style-name="L4">
      <style:text-properties fo:language="fr" fo:country="FR" officeooo:paragraph-rsid="03b33260"/>
    </style:style>
    <style:style style:name="P61" style:family="paragraph" style:parent-style-name="Index" style:list-style-name="L5">
      <style:text-properties fo:language="fr" fo:country="FR" officeooo:rsid="02f4dd46" officeooo:paragraph-rsid="0329672b"/>
    </style:style>
    <style:style style:name="P62" style:family="paragraph" style:parent-style-name="Index" style:list-style-name="L6">
      <style:text-properties fo:language="fr" fo:country="FR" officeooo:rsid="03b33260" officeooo:paragraph-rsid="03b33260"/>
    </style:style>
    <style:style style:name="P63" style:family="paragraph" style:parent-style-name="Heading_20_2">
      <style:text-properties officeooo:rsid="03aba452" officeooo:paragraph-rsid="03aba452"/>
    </style:style>
    <style:style style:name="P64" style:family="paragraph" style:parent-style-name="Heading_20_2">
      <style:text-properties officeooo:rsid="03ac6219" officeooo:paragraph-rsid="03ac6219"/>
    </style:style>
    <style:style style:name="P65" style:family="paragraph" style:parent-style-name="Heading_20_2">
      <style:text-properties officeooo:rsid="03ecc2bf" officeooo:paragraph-rsid="027be706"/>
    </style:style>
    <style:style style:name="P66" style:family="paragraph" style:parent-style-name="Heading_20_2">
      <style:text-properties officeooo:rsid="0051826f" officeooo:paragraph-rsid="0051826f"/>
    </style:style>
    <style:style style:name="P67" style:family="paragraph" style:parent-style-name="Heading_20_2">
      <style:text-properties officeooo:rsid="0254b5df" officeooo:paragraph-rsid="0254b5df"/>
    </style:style>
    <style:style style:name="P68" style:family="paragraph" style:parent-style-name="Heading_20_2">
      <style:paragraph-properties fo:text-align="start" style:justify-single-word="false"/>
      <style:text-properties officeooo:rsid="0058fc7d" officeooo:paragraph-rsid="0058fc7d"/>
    </style:style>
    <style:style style:name="P69" style:family="paragraph" style:parent-style-name="Heading_20_1">
      <style:text-properties officeooo:rsid="02c19a85" officeooo:paragraph-rsid="02c19a85"/>
    </style:style>
    <style:style style:name="P70" style:family="paragraph" style:parent-style-name="Heading_20_1" style:master-page-name="First_20_Page">
      <style:paragraph-properties style:page-number="auto"/>
    </style:style>
    <style:style style:name="P71" style:family="paragraph" style:parent-style-name="Heading_20_1" style:master-page-name="Standard">
      <style:paragraph-properties style:page-number="1"/>
      <style:text-properties officeooo:rsid="0046efb3" officeooo:paragraph-rsid="0046efb3"/>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rsid="00489be8" officeooo:paragraph-rsid="03aba452"/>
    </style:style>
    <style:style style:name="P74" style:family="paragraph" style:parent-style-name="Heading_20_1">
      <style:paragraph-properties fo:break-before="page"/>
      <style:text-properties officeooo:rsid="004f9805" officeooo:paragraph-rsid="004f9805"/>
    </style:style>
    <style:style style:name="P75" style:family="paragraph" style:parent-style-name="Heading_20_1">
      <style:paragraph-properties fo:break-before="page"/>
      <style:text-properties officeooo:rsid="005085b2" officeooo:paragraph-rsid="005085b2"/>
    </style:style>
    <style:style style:name="P76" style:family="paragraph" style:parent-style-name="Heading_20_1">
      <style:paragraph-properties fo:break-before="page"/>
      <style:text-properties officeooo:rsid="0051826f" officeooo:paragraph-rsid="0051826f"/>
    </style:style>
    <style:style style:name="P77" style:family="paragraph" style:parent-style-name="Heading_20_1" style:master-page-name="Standard">
      <style:paragraph-properties style:page-number="auto"/>
    </style:style>
    <style:style style:name="P78" style:family="paragraph" style:parent-style-name="Heading_20_1" style:master-page-name="Index">
      <style:paragraph-properties style:page-number="1"/>
    </style:style>
    <style:style style:name="P79" style:family="paragraph" style:parent-style-name="Heading_20_1" style:master-page-name="Index">
      <style:paragraph-properties style:page-number="auto"/>
    </style:style>
    <style:style style:name="P80" style:family="paragraph" style:parent-style-name="Heading_20_3">
      <style:text-properties officeooo:rsid="03b7ddde" officeooo:paragraph-rsid="03b7ddde"/>
    </style:style>
    <style:style style:name="P81" style:family="paragraph" style:parent-style-name="Heading_20_3">
      <style:text-properties officeooo:rsid="03baa480" officeooo:paragraph-rsid="03baa480"/>
    </style:style>
    <style:style style:name="P82" style:family="paragraph" style:parent-style-name="Heading_20_3">
      <style:text-properties officeooo:rsid="03bcb0c2" officeooo:paragraph-rsid="03bcb0c2"/>
    </style:style>
    <style:style style:name="P83" style:family="paragraph" style:parent-style-name="Heading_20_3">
      <style:text-properties officeooo:rsid="03f3c292" officeooo:paragraph-rsid="03f3c292"/>
    </style:style>
    <style:style style:name="P84" style:family="paragraph" style:parent-style-name="Heading_20_3">
      <style:text-properties officeooo:rsid="03cbabb5" officeooo:paragraph-rsid="03cbabb5"/>
    </style:style>
    <style:style style:name="P85" style:family="paragraph" style:parent-style-name="Heading_20_3">
      <style:text-properties officeooo:rsid="03ccb23a" officeooo:paragraph-rsid="03ccb23a"/>
    </style:style>
    <style:style style:name="P86" style:family="paragraph" style:parent-style-name="Footer" style:list-style-name="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P87" style:family="paragraph" style:parent-style-name="Footer" style:list-style-name="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P88" style:family="paragraph" style:parent-style-name="Titre_20_index_20_1" style:master-page-name="Landscape">
      <style:paragraph-properties style:page-number="auto"/>
      <style:text-properties officeooo:rsid="03534610" officeooo:paragraph-rsid="03534610"/>
    </style:style>
    <style:style style:name="P89" style:family="paragraph" style:parent-style-name="Titre_20_des_20_remerciements" style:master-page-name="First_20_Page">
      <style:paragraph-properties fo:text-align="start" style:justify-single-word="false" style:page-number="auto"/>
      <style:text-properties style:font-name="Linux Libertine3" officeooo:rsid="008cb742" officeooo:paragraph-rsid="009303b6"/>
    </style:style>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1" style:family="paragraph">
      <loext:graphic-properties draw:fill-color="#ffffff"/>
      <style:paragraph-properties fo:text-align="center"/>
    </style:style>
    <style:style style:name="T1" style:family="text">
      <style:text-properties officeooo:rsid="0084cda3"/>
    </style:style>
    <style:style style:name="T2" style:family="text">
      <style:text-properties officeooo:rsid="00573bc7"/>
    </style:style>
    <style:style style:name="T3" style:family="text">
      <style:text-properties officeooo:rsid="0254b5df"/>
    </style:style>
    <style:style style:name="T4" style:family="text">
      <style:text-properties officeooo:rsid="0257f817"/>
    </style:style>
    <style:style style:name="T5" style:family="text">
      <style:text-properties officeooo:rsid="03a0bc3f"/>
    </style:style>
    <style:style style:name="T6" style:family="text">
      <style:text-properties officeooo:rsid="03a1eac9"/>
    </style:style>
    <style:style style:name="T7" style:family="text">
      <style:text-properties officeooo:rsid="03a34e4f"/>
    </style:style>
    <style:style style:name="T8" style:family="text">
      <style:text-properties officeooo:rsid="03abbd65"/>
    </style:style>
    <style:style style:name="T9" style:family="text">
      <style:text-properties officeooo:rsid="03abdcd3"/>
    </style:style>
    <style:style style:name="T10" style:family="text">
      <style:text-properties officeooo:rsid="03ad99a7"/>
    </style:style>
    <style:style style:name="T11" style:family="text">
      <style:text-properties officeooo:rsid="03b15c67"/>
    </style:style>
    <style:style style:name="T12" style:family="text">
      <style:text-properties officeooo:rsid="03b33260"/>
    </style:style>
    <style:style style:name="T13" style:family="text">
      <style:text-properties officeooo:rsid="03bcb0c2"/>
    </style:style>
    <style:style style:name="T14" style:family="text">
      <style:text-properties officeooo:rsid="03bfd934"/>
    </style:style>
    <style:style style:name="T15" style:family="text">
      <style:text-properties officeooo:rsid="03c07534"/>
    </style:style>
    <style:style style:name="T16" style:family="text">
      <style:text-properties officeooo:rsid="03c360f2"/>
    </style:style>
    <style:style style:name="T17" style:family="text">
      <style:text-properties officeooo:rsid="03c36388"/>
    </style:style>
    <style:style style:name="T18" style:family="text">
      <style:text-properties officeooo:rsid="03c63d98"/>
    </style:style>
    <style:style style:name="T19" style:family="text">
      <style:text-properties officeooo:rsid="03c6909f"/>
    </style:style>
    <style:style style:name="T20" style:family="text">
      <style:text-properties officeooo:rsid="03cb3a78"/>
    </style:style>
    <style:style style:name="T21" style:family="text">
      <style:text-properties officeooo:rsid="03ccb23a"/>
    </style:style>
    <style:style style:name="T22" style:family="text">
      <style:text-properties officeooo:rsid="03cdff71"/>
    </style:style>
    <style:style style:name="T23" style:family="text">
      <style:text-properties officeooo:rsid="03cfe136"/>
    </style:style>
    <style:style style:name="T24" style:family="text">
      <style:text-properties officeooo:rsid="03d3d70c"/>
    </style:style>
    <style:style style:name="T25" style:family="text">
      <style:text-properties officeooo:rsid="03d5745b"/>
    </style:style>
    <style:style style:name="T26" style:family="text">
      <style:text-properties officeooo:rsid="03d7457f"/>
    </style:style>
    <style:style style:name="T27" style:family="text">
      <style:text-properties officeooo:rsid="03d84e6e"/>
    </style:style>
    <style:style style:name="T28" style:family="text">
      <style:text-properties officeooo:rsid="03d99a1d"/>
    </style:style>
    <style:style style:name="T29" style:family="text">
      <style:text-properties officeooo:rsid="03dad21b"/>
    </style:style>
    <style:style style:name="T30" style:family="text">
      <style:text-properties officeooo:rsid="03e2755c"/>
    </style:style>
    <style:style style:name="T31" style:family="text">
      <style:text-properties officeooo:rsid="03e3235d"/>
    </style:style>
    <style:style style:name="T32" style:family="text">
      <style:text-properties officeooo:rsid="03e4fb35"/>
    </style:style>
    <style:style style:name="T33" style:family="text">
      <style:text-properties officeooo:rsid="03e62800"/>
    </style:style>
    <style:style style:name="T34" style:family="text">
      <style:text-properties officeooo:rsid="03e6ef7f"/>
    </style:style>
    <style:style style:name="T35" style:family="text">
      <style:text-properties officeooo:rsid="03ee8da0"/>
    </style:style>
    <style:style style:name="T36" style:family="text">
      <style:text-properties officeooo:rsid="03f047d7"/>
    </style:style>
    <style:style style:name="T37" style:family="text">
      <style:text-properties officeooo:rsid="03f45c52"/>
    </style:style>
    <style:style style:name="T38" style:family="text">
      <style:text-properties officeooo:rsid="03f79539"/>
    </style:style>
    <style:style style:name="T39" style:family="text">
      <style:text-properties officeooo:rsid="03fa3078"/>
    </style:style>
    <style:style style:name="T40" style:family="text">
      <style:text-properties officeooo:rsid="03fbd0c0"/>
    </style:style>
    <style:style style:name="T41" style:family="text">
      <style:text-properties officeooo:rsid="03fe3991"/>
    </style:style>
    <style:style style:name="T42" style:family="text">
      <style:text-properties officeooo:rsid="04085bf6"/>
    </style:style>
    <style:style style:name="T43" style:family="text">
      <style:text-properties officeooo:rsid="040e5113"/>
    </style:style>
    <style:style style:name="T44" style:family="text">
      <style:text-properties officeooo:rsid="040e52c9"/>
    </style:style>
    <style:style style:name="T45" style:family="text">
      <style:text-properties officeooo:rsid="040f068a"/>
    </style:style>
    <style:style style:name="T46" style:family="text">
      <style:text-properties officeooo:rsid="040f92f3"/>
    </style:style>
    <style:style style:name="T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 draw:name="Image6" text:anchor-type="paragraph" svg:width="20.999cm" svg:height="29.697cm" draw:z-index="1"><draw:image xlink:href="Pictures/1000020100000702000009E9F751BCB5C389F71B.png" xlink:type="simple" xlink:show="embed" xlink:actuate="onLoad" loext:mime-type="image/png"/></draw:frame></text:p>
      <text:p text:style-name="P53"><office:annotation><dc:creator>Théo Cousson</dc:creator><dc:date>2018-12-05T22:29:34</dc:date><loext:sender-initials>TC</loext:sender-initials><text:p text:style-name="P90"><text:span text:style-name="T49">Page blanche.</text:span></text:p></office:annotation></text:p>
      <text:p text:style-name="P89"><draw:rect text:anchor-type="paragraph" draw:z-index="0" draw:style-name="gr1" draw:text-style-name="P91" svg:width="1.456cm" svg:height="1.324cm" svg:x="13.989cm" svg:y="-2cm"><text:p/></draw:rect><text:bookmark-start text:name="__RefHeading___Toc1729_1688116399"/>Remerciements<text:bookmark-end text:name="__RefHeading___Toc1729_1688116399"/></text:p>
      <text:p text:style-name="P8">Avant d’aller plus loin dans notre sujet, nous voulons tout d’abord présenter nos sincères remerciements à :</text:p>
      <text:list xml:id="list3763914968" text:style-name="L2">
        <text:list-item>
          <text:p text:style-name="P55"><text:span text:style-name="T5">Monsieur</text:span> <text:span text:style-name="T5">Perrot</text:span>, tuteur du projet. Pour son écoute, sa disponibilité et ses indications ;</text:p>
        </text:list-item>
        <text:list-item>
          <text:p text:style-name="P56"><text:span text:style-name="T5">Madame</text:span> Paterlini, pour ses précieuses indications concernant <text:span text:style-name="T5">le rapport</text:span> ;</text:p>
        </text:list-item>
        <text:list-item>
          <text:p text:style-name="P56"><text:span text:style-name="T43">T</text:span>ou<text:span text:style-name="T6">tes les personnes ayant œuvré à nous permettre notre semestre au Québec ;</text:span></text:p>
        </text:list-item>
        <text:list-item>
          <text:p text:style-name="P57"><text:span text:style-name="T43">V</text:span>ous, lecteur, qui accordez du temps à la lecture de ce rapport.</text:p>
          <text:p text:style-name="P54"><office:annotation><dc:creator>Théo Cousson</dc:creator><dc:date>2018-11-15T15:25:24</dc:date><loext:sender-initials>ctilas</loext:sender-initials><text:p text:style-name="P90"><text:span text:style-name="T47">Si vous avez des suggestions pour des changements au niveau de cette partie → postez les sur le serveur Discord.</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70" text:outline-level="1">Sommaire</text:h>
          </text:index-title>
          <text:p text:style-name="P42"><text:a xlink:type="simple" xlink:href="#__RefHeading___Toc1086_134673895" text:style-name="Index_20_Link" text:visited-style-name="Index_20_Link"><text:s/>  <text:s/>Introduction<text:tab/>1</text:a></text:p>
          <text:p text:style-name="P42"><text:a xlink:type="simple" xlink:href="#__RefHeading___Toc3596_830474885" text:style-name="Index_20_Link" text:visited-style-name="Index_20_Link"><text:s/>  <text:s/>Présentation du sujet – cahier des charges<text:tab/>2</text:a></text:p>
          <text:p text:style-name="P44"><text:a xlink:type="simple" xlink:href="#__RefHeading___Toc3598_830474885" text:style-name="Index_20_Link" text:visited-style-name="Index_20_Link"><text:s/>I. <text:s/>Principe de fonctionnement<text:tab/>2</text:a></text:p>
          <text:p text:style-name="P46"><text:a xlink:type="simple" xlink:href="#__RefHeading___Toc2375_3037310814" text:style-name="Index_20_Link" text:visited-style-name="Index_20_Link"><text:s/>I.1. <text:s/>Partie système embarqué<text:tab/>2</text:a></text:p>
          <text:p text:style-name="P46"><text:a xlink:type="simple" xlink:href="#__RefHeading___Toc2377_3037310814" text:style-name="Index_20_Link" text:visited-style-name="Index_20_Link"><text:s/>I.2. <text:s/>Partie serveur<text:tab/>2</text:a></text:p>
          <text:p text:style-name="P46"><text:a xlink:type="simple" xlink:href="#__RefHeading___Toc2379_3037310814" text:style-name="Index_20_Link" text:visited-style-name="Index_20_Link"><text:s/>I.3. <text:s/>Partie interface<text:tab/>2</text:a></text:p>
          <text:p text:style-name="P44"><text:a xlink:type="simple" xlink:href="#__RefHeading___Toc2381_3037310814" text:style-name="Index_20_Link" text:visited-style-name="Index_20_Link"><text:s/>II. <text:s/>Technologies utilisées<text:tab/>3</text:a></text:p>
          <text:p text:style-name="P46"><text:a xlink:type="simple" xlink:href="#__RefHeading___Toc2383_3037310814" text:style-name="Index_20_Link" text:visited-style-name="Index_20_Link"><text:s/>II.1. <text:s/>Partie système embarqué<text:tab/>3</text:a></text:p>
          <text:p text:style-name="P46"><text:a xlink:type="simple" xlink:href="#__RefHeading___Toc2385_3037310814" text:style-name="Index_20_Link" text:visited-style-name="Index_20_Link"><text:s/>II.2. <text:s/>Partie serveur<text:tab/>4</text:a></text:p>
          <text:p text:style-name="P46"><text:a xlink:type="simple" xlink:href="#__RefHeading___Toc2387_3037310814" text:style-name="Index_20_Link" text:visited-style-name="Index_20_Link"><text:s/>II.3. <text:s/>Partie interface<text:tab/>4</text:a></text:p>
          <text:p text:style-name="P42"><text:a xlink:type="simple" xlink:href="#__RefHeading___Toc3928_4211813982" text:style-name="Index_20_Link" text:visited-style-name="Index_20_Link"><text:s/>  <text:s/>Présentation du projet – réalisation<text:tab/>5</text:a></text:p>
          <text:p text:style-name="P44"><text:a xlink:type="simple" xlink:href="#__RefHeading___Toc1241_2955112891" text:style-name="Index_20_Link" text:visited-style-name="Index_20_Link"><text:s/>I. <text:s/>Partie système embarqué<text:tab/>5</text:a></text:p>
          <text:p text:style-name="P46"><text:a xlink:type="simple" xlink:href="#__RefHeading___Toc1243_2955112891" text:style-name="Index_20_Link" text:visited-style-name="Index_20_Link"><text:s/>I.1. <text:s/>Logiciel d’installation<text:tab/>5</text:a></text:p>
          <text:p text:style-name="P42"><text:a xlink:type="simple" xlink:href="#__RefHeading___Toc3946_4211813982" text:style-name="Index_20_Link" text:visited-style-name="Index_20_Link"><text:s/>  <text:s/>Travail en groupe<text:tab/>7</text:a></text:p>
          <text:p text:style-name="P44"><text:a xlink:type="simple" xlink:href="#__RefHeading___Toc3948_4211813982" text:style-name="Index_20_Link" text:visited-style-name="Index_20_Link"><text:s/>I. <text:s/>Constitution du groupe – recrutement de ses membres<text:tab/>7</text:a></text:p>
          <text:p text:style-name="P44"><text:a xlink:type="simple" xlink:href="#__RefHeading___Toc3950_4211813982" text:style-name="Index_20_Link" text:visited-style-name="Index_20_Link"><text:s/>II. <text:s/>Choix du sujet du projet tutoré<text:tab/>7</text:a></text:p>
          <text:p text:style-name="P44"><text:a xlink:type="simple" xlink:href="#__RefHeading___Toc3952_4211813982" text:style-name="Index_20_Link" text:visited-style-name="Index_20_Link"><text:s/>III. <text:s/>Organisation – administration du groupe<text:tab/>7</text:a></text:p>
          <text:p text:style-name="P46"><text:a xlink:type="simple" xlink:href="#__RefHeading___Toc2389_3037310814" text:style-name="Index_20_Link" text:visited-style-name="Index_20_Link"><text:s/>III.1. <text:s/>Chef de groupe<text:tab/>7</text:a></text:p>
          <text:p text:style-name="P46"><text:a xlink:type="simple" xlink:href="#__RefHeading___Toc2391_3037310814" text:style-name="Index_20_Link" text:visited-style-name="Index_20_Link"><text:s/>III.2. <text:s/>Communication<text:tab/>8</text:a></text:p>
          <text:p text:style-name="P46"><text:a xlink:type="simple" xlink:href="#__RefHeading___Toc2393_3037310814" text:style-name="Index_20_Link" text:visited-style-name="Index_20_Link"><text:s/>III.3. <text:s/>Outil de gestion de version<text:tab/>8</text:a></text:p>
          <text:p text:style-name="P44"><text:a xlink:type="simple" xlink:href="#__RefHeading___Toc15296_2143828619" text:style-name="Index_20_Link" text:visited-style-name="Index_20_Link"><text:s/>IV. <text:s/>Organisation – répartition des tâches<text:tab/>8</text:a></text:p>
          <text:p text:style-name="P42"><text:a xlink:type="simple" xlink:href="#__RefHeading___Toc3954_4211813982" text:style-name="Index_20_Link" text:visited-style-name="Index_20_Link"><text:s/>  <text:s/>Conclusion<text:tab/>10</text:a></text:p>
          <text:p text:style-name="P42"><text:a xlink:type="simple" xlink:href="#__RefHeading___Toc13288_72436779" text:style-name="Index_20_Link" text:visited-style-name="Index_20_Link"><text:s/>  <text:s/>Index des illustrations<text:tab/>11</text:a></text:p>
          <text:p text:style-name="P42"><text:a xlink:type="simple" xlink:href="#__RefHeading___Toc7887_974731549" text:style-name="Index_20_Link" text:visited-style-name="Index_20_Link"><text:s/>  <text:s/>Sources des illustrations<text:tab/>11</text:a></text:p>
          <text:p text:style-name="P42"><text:a xlink:type="simple" xlink:href="#__RefHeading__2397_2080226329" text:style-name="Index_20_Link" text:visited-style-name="Index_20_Link"><text:s/>  <text:s/>Sitographie et Bibliographie<text:tab/>12</text:a></text:p>
          <text:p text:style-name="P44"><text:a xlink:type="simple" xlink:href="#__RefHeading___Toc2395_3037310814" text:style-name="Index_20_Link" text:visited-style-name="Index_20_Link"><text:s/>I. <text:s/>Sites internet consultés<text:tab/>12</text:a></text:p>
          <text:p text:style-name="P42"><text:a xlink:type="simple" xlink:href="#__RefHeading___Toc1245_2955112891" text:style-name="Index_20_Link" text:visited-style-name="Index_20_Link"><text:s/>  <text:s/>Sommaire des annexes<text:tab/>I</text:a></text:p>
          <text:p text:style-name="P44"><text:a xlink:type="simple" xlink:href="#__RefHeading___Toc9259_316899879" text:style-name="Index_20_Link" text:visited-style-name="Index_20_Link">Schémas concernant le projet<text:tab/>II</text:a></text:p>
          <text:p text:style-name="P44"><text:a xlink:type="simple" xlink:href="#__RefHeading___Toc1247_2955112891" text:style-name="Index_20_Link" text:visited-style-name="Index_20_Link">Programme d’installation<text:tab/>III</text:a></text:p>
          <text:p text:style-name="P44"><text:a xlink:type="simple" xlink:href="#__RefHeading___Toc1253_2955112891" text:style-name="Index_20_Link" text:visited-style-name="Index_20_Link">Placeholder<text:tab/>IV</text:a></text:p>
          <text:p text:style-name="P42"><text:a xlink:type="simple" xlink:href="#__RefHeading___Toc1255_2955112891" text:style-name="Index_20_Link" text:visited-style-name="Index_20_Link"><text:s/>  <text:s/>TABLE DES MATIÈRES<text:tab/>V</text:a></text:p>
        </text:index-body>
      </text:table-of-content>
      <text:p text:style-name="P4"><office:annotation><dc:creator>Théo Cousson</dc:creator><dc:date>2018-11-23T18:39:38</dc:date><loext:sender-initials>TC</loext:sender-initials><text:p text:style-name="P90"><text:span text:style-name="T47">Seules lignes vides tolérées, celles qui suivent une entrée d’index, tableau, image légendée. AUCUN autre cas.</text:span></text:p><text:p text:style-name="P90"><text:span text:style-name="T47">→</text:span><text:span text:style-name="T47">utilisez les styles.</text:span></text:p></office:annotation><office:annotation><dc:creator>Théo Cousson</dc:creator><dc:date>2018-12-05T22:30:06</dc:date><loext:sender-initials>TC</loext:sender-initials><text:p text:style-name="P90"><text:span text:style-name="T49">Cette page doit être virée avant l’impression. Elle a été placée par sécurité, dans l’hypothèse où le sommaire déborderait sur deux pages.</text:span></text:p></office:annotation></text:p>
      <text:p text:style-name="P51"><office:annotation><dc:creator>Théo Cousson</dc:creator><dc:date>2018-12-06T20:22:33.362302638</dc:date><loext:sender-initials>TC</loext:sender-initials><text:p text:style-name="P90"><text:span text:style-name="T49">Attention, les saut de page automatiques ne marchent que si la disposition d’affichage choisie est le vis-à-vis… J’aurais du insérer cette page blanche manuellement AVANT l’impression…</text:span></text:p></office:annotation></text:p>
      <text:h text:style-name="P71" text:outline-level="1"><text:bookmark-start text:name="__RefHeading___Toc1086_134673895"/>Introduction<text:bookmark-end text:name="__RefHeading___Toc1086_134673895"/></text:h>
      <text:p text:style-name="P29"><office:annotation><dc:creator>Théo Cousson</dc:creator><dc:date>2018-11-11T17:38:26</dc:date><loext:sender-initials>ctilas</loext:sender-initials><text:p text:style-name="P90"><text:span text:style-name="T47">C’est seulement à partir de cette première page de « contenu » que commence la numérotation.</text:span></text:p><text:p text:style-name="P90"><text:span text:style-name="T47">À ce sujet… Le sommaire exhaustif en fin de doc pose un problème pour numéroter les parties antérieures au début théorique de numérotation… (numéro de la page du sommaire en début de rapport).</text:span></text:p><text:p text:style-name="P90"><text:span text:style-name="T47">Le STYLE PAR DÉFAUT à un saut entre les paragraphes plus serré que CORPS DE TEXTE. Utiliser les deux pour éviter d’avoir deux lignes en tout sur une page.</text:span></text:p></office:annotation><text:span text:style-name="T7">De nos jours, l’informatique n’est plus seulement liée aux ordinateurs mais tend à s’étendre et à s’approprier tous les appareils électroniques pour toutes les tâches et ce quelle que soit leur nature.</text:span></text:p>
      <text:p text:style-name="P28">Le but de notre projet tutoré était de nous permettre d’aborder ces aspects <text:span text:style-name="T15">d’interopérabilité</text:span> de l’informatique qui sont généralement délaissés dans nos cours <text:span text:style-name="T15">au profit de l’algorithmique</text:span>. Par le biais de ce projet tutoré, nous souhaitions pouvoir informatiser <text:span text:style-name="T27">tout le processus de gestion de données, de</text:span> <text:span text:style-name="T45">leur </text:span>obtention depuis <text:span text:style-name="T27">d</text:span>es capteurs jusqu’à <text:span text:style-name="T27">une </text:span>interface utilisateur <text:span text:style-name="T45">en </text:span>permettant la lecture, et ce, en y associant la force et les possibilités de l’outil informatique attenantes à notre formation, <text:span text:style-name="T15">celles-ci nous fournissant tous les outils dont nous avons besoin pour réaliser de tels projets</text:span>.<office:annotation><dc:creator>Théo Cousson</dc:creator><dc:date>2020-03-28T11:53:32.522925838</dc:date><loext:sender-initials>TC</loext:sender-initials><text:p><text:span text:style-name="T49">Nous souhaitions voir ce que nous pouvons réaliser avec nos connaissances.</text:span></text:p></office:annotation></text:p>
      <text:p text:style-name="P28">Pour pouvoir concrétiser cette volonté, nous avons choisi de baser notre projet sur la mesure de plusieurs données telles que la température ou <text:span text:style-name="T35">la luminosité</text:span> via des capteurs Arduino<text:note text:id="ftn1" text:note-class="footnote"><text:note-citation>1</text:note-citation><text:note-body><text:p text:style-name="P31">Arduino est une marque de carte microcontrôleur, un microcontrôleur étant une puce intégrant tout le nécessaire à l’exécution de programmes, l’Arduino permet d’utiliser ces puces simplement en fournissant une interface avec un PC servant à la programmer.</text:p></text:note-body></text:note>. Pour répondre à une remarque de notre tuteur, nous avons également rendu possible <text:span text:style-name="T27">la mesure de distance qui requiert</text:span> des relevés plus fréquents.</text:p>
      <text:p text:style-name="P28">Le capteur est relié directement à une carte Arduino qui en extrait les données, lesquelles sont transmises à un Raspberry Pi<text:note text:id="ftn2" text:note-class="footnote"><text:note-citation>2</text:note-citation><text:note-body><text:p text:style-name="P31">Raspberry Pi est une marque de nano-ordinateurs ARM monocarte. Ces minuscules ordinateurs sont à même d’exécuter des programmes exigeant<text:span text:style-name="T43">s</text:span> pour leur utilisation des fonctions propres à des ordinateurs personnels, tels que la mise en réseau ou l’exécution d’un système d’exploitation.</text:p></text:note-body></text:note> qui les traites et les renvoie à un serveur. <text:span text:style-name="T45">Le serveur</text:span> permet de récupérer des plages de données définies et des statistiques, qui sont rendues lisibles à l’utilisateur par l’intermédiaire d’un logiciel interface.</text:p>
      <text:p text:style-name="P27">Dans ce rapport, nous présenterons en détail le principe de fonctionnement de notre réalisation <text:span text:style-name="T28">–</text:span> <text:span text:style-name="T9">la manière dont elle a été construite</text:span><office:annotation><dc:creator>Théo Cousson</dc:creator><dc:date>2020-03-28T10:35:50.698753638</dc:date><loext:sender-initials>TC</loext:sender-initials><text:p text:style-name="P90"><text:span text:style-name="T49">Comment on a fait.</text:span></text:p><text:p text:style-name="P90"><text:span text:style-name="T49">(cahier des charges).</text:span></text:p></office:annotation> <text:span text:style-name="T29">–</text:span>, nous évoquerons ensuite les choix de<text:span text:style-name="T8">s</text:span> technologies et les difficultés de mise en place auxquelles nous avons fait face ainsi que les solutions trouvées<office:annotation><dc:creator>Théo Cousson</dc:creator><dc:date>2020-03-28T10:36:35.802138657</dc:date><loext:sender-initials>TC</loext:sender-initials><text:p text:style-name="P90"><text:span text:style-name="T49">Pourquoi on a adopté tel design.</text:span></text:p><text:p text:style-name="P90"><text:span text:style-name="T49">Pourquoi on l’a fait avec tel outil.</text:span></text:p><text:p text:style-name="P90"><text:span text:style-name="T49">Pourquoi on l’a fait avec tel langage.</text:span></text:p><text:p text:style-name="P90"><text:span text:style-name="T49">Pourquoi on l’a implémenté comme ça (par rapport aux difficultés).</text:span></text:p></office:annotation>, puis nous parlerons de notre groupe de projet en lui-même<office:annotation><dc:creator>Théo Cousson</dc:creator><dc:date>2020-03-28T10:38:24.442179645</dc:date><loext:sender-initials>TC</loext:sender-initials><text:p text:style-name="P90"><text:span text:style-name="T49">Dire qu’on a été au Québec, qu’on a bossé ensemble là-bas, etc.</text:span></text:p></office:annotation> avant de finir par une conclusion.<office:annotation><dc:creator>Théo Cousson</dc:creator><dc:date>2020-03-28T10:38:48.534843375</dc:date><loext:sender-initials>TC</loext:sender-initials><text:p text:style-name="P90"><text:span text:style-name="T49">critique constructive et rappel quant à notre travail, ce qui a été fait, ce qui reste à faire.</text:span></text:p></office:annotation></text:p>
      <text:p text:style-name="P26">Afin d’en faciliter la lecture et la compréhension, ce rapport est complété par des annexes <text:span text:style-name="T45">et des notes de bas de page </text:span>vers lesquelles le lecteur sera guidé tout au long de sa lecture.</text:p>
      <text:h text:style-name="P73" text:outline-level="1"><text:bookmark-start text:name="__RefHeading___Toc3596_830474885"/>Présentation du sujet – cahier des charges<text:bookmark-end text:name="__RefHeading___Toc3596_830474885"/></text:h>
      <text:h text:style-name="P63" text:outline-level="2"><text:bookmark-start text:name="__RefHeading___Toc3598_830474885"/>Principe de fonctionnement<text:bookmark-end text:name="__RefHeading___Toc3598_830474885"/></text:h>
      <text:p text:style-name="P19">Cette première partie illustrée par un schéma visible dans la partie annexe explique le schéma de principe de notre projet et l’articulation de ces différents éléments.</text:p>
      <text:h text:style-name="P80" text:outline-level="3"><text:bookmark-start text:name="__RefHeading___Toc2375_3037310814"/>Partie système embarqué<text:bookmark-end text:name="__RefHeading___Toc2375_3037310814"/></text:h>
      <text:p text:style-name="P9">Un capteur de données Arduino capte plusieurs données et les transmets à une carte Raspberry Pi <text:span text:style-name="T16">directement via le port série</text:span><text:span text:style-name="T16"><text:note text:id="ftn3" text:note-class="footnote"><text:note-citation>3</text:note-citation><text:note-body><text:p text:style-name="P32">Le port série est en quelque sorte l’ancêtre de l’USB et son utilisation est bien plus facile que ce dernier. Le Raspberry Pi et l’Arduino étant tous deux en mesure de communiquer via cette interface, son choix est le plus pertinent pour les connecter l’un à l’autre.</text:p></text:note-body></text:note></text:span>.</text:p>
      <text:p text:style-name="P9">Le Raspberry Pi stocke temporairement les données en interne pour les renvoyer au serveur par paquets <text:span text:style-name="T16">via le réseau.</text:span></text:p>
      <text:p text:style-name="P9">Le Raspberry Pi <text:span text:style-name="T16">est muni d’</text:span>une interface d’administration permettant la sélection des capteurs connectés et le changement de leur fréquence de rafraîchissement.</text:p>
      <text:h text:style-name="P80" text:outline-level="3"><text:bookmark-start text:name="__RefHeading___Toc2377_3037310814"/>Partie serveur<text:bookmark-end text:name="__RefHeading___Toc2377_3037310814"/></text:h>
      <text:p text:style-name="P11">Le⋅s système⋅s embarqué⋅s envoie⋅nt les données mesurées ré<text:span text:style-name="T14">g</text:span>ulièrement à un serveur “central” qui <text:span text:style-name="T13">les </text:span>stocke. Le serveur fournit des services de données (APIs) <text:span text:style-name="T30">permettant la récupération de données stockées et l’obtention de statistiques permettant aux clients un affichage plus simple à mettre en place et ne requérant aucun calcul sur les données.</text:span></text:p>
      <text:h text:style-name="P80" text:outline-level="3"><text:bookmark-start text:name="__RefHeading___Toc2379_3037310814"/>Partie interface<text:bookmark-end text:name="__RefHeading___Toc2379_3037310814"/></text:h>
      <text:p text:style-name="P9">Les données récupérées sont affichées sous forme de graphique sur différentes plateformes<text:span text:style-name="T16"> </text:span>: site web, application mobile, application de bureau… Cette interface a besoin, pour récupérer les statistiques, d’effectuer une requête au serveur qui les lui<text:span text:style-name="T46"> renvoie</text:span>. L’interface ne se charge d’effectuer aucun calcul pour obtenir les statistiques.</text:p>
      <text:h text:style-name="P64" text:outline-level="2"><text:bookmark-start text:name="__RefHeading___Toc2381_3037310814"/><text:soft-page-break/>Technologies utilisées<text:bookmark-end text:name="__RefHeading___Toc2381_3037310814"/></text:h>
      <text:p text:style-name="P19">Cette deuxième partie énonce les choix de technologie qui ont été faits pour chaque partie du projet et avance pourquoi telle technologie <text:span text:style-name="T46">ou telle approche</text:span> a été favorisée par rapport à une autre. Des notes de bas de page sont fournies afin de simplifier la compréhension de certains points qui peuvent paraître ésotériques à des néophytes ou des non-initiés.<office:annotation><dc:creator>Théo Cousson</dc:creator><dc:date>2020-03-30T14:35:25.624883849</dc:date><loext:sender-initials>TC</loext:sender-initials><text:p><text:span text:style-name="T49"><text:s/></text:span><text:span text:style-name="T49">ou des profanes.</text:span></text:p><text:p><text:span text:style-name="T49"/></text:p><text:p><text:span text:style-name="T49">Je crois que je suis parti un peu loin sur le choix des mots ici XD. J’ai changé pour que ce ne soit pas choquant.</text:span></text:p></office:annotation></text:p>
      <text:h text:style-name="P81" text:outline-level="3"><text:bookmark-start text:name="__RefHeading___Toc2383_3037310814"/>Partie système embarqué<office:annotation><dc:creator>Théo Cousson</dc:creator><dc:date>2020-03-28T11:40:39.169319120</dc:date><loext:sender-initials>TC</loext:sender-initials><text:p text:style-name="P90"><text:span text:style-name="T49">On se répète, c’est pas ouf… Mais j’aimerais quand même avoir une partie « principe de fonctionnement» et une autre « technologies utilisées ». Comme ça on suit le plan scolaire de merde qu’on nous donne à la lettre et on pourra pas nous reprocher de pas avoir suivi les consignes… (mais si les profs le veulent, de toutes façons ils trouveront toujours un truc à reprocher).</text:span></text:p></office:annotation><text:bookmark-end text:name="__RefHeading___Toc2383_3037310814"/></text:h>
      <text:p text:style-name="P10">La partie programme de l’Arduino <text:span text:style-name="T17">est</text:span> codée en C<text:note text:id="ftn4" text:note-class="footnote"><text:note-citation>4</text:note-citation><text:note-body><text:p text:style-name="P33">Le C est un langage de programmation de bas niveau, donc compilé, <text:span text:style-name="T35">rapide à l’exécution</text:span> et ne requérant pas beaucoup de puissance. Il est donc le choix idéal pour programmer sur un Arduino.</text:p></text:note-body></text:note>, celle du Raspberry Pi <text:span text:style-name="T17">est</text:span> en Python et en BASH<text:note text:id="ftn5" text:note-class="footnote"><text:note-citation>5</text:note-citation><text:note-body><text:p text:style-name="P33">Le Python et le BASH sont tous deux des langages interprétés ayant une place dominante <text:span text:style-name="T33">dans</text:span> les système<text:span text:style-name="T31">s</text:span> GNU/Linux tels que le Raspberry Pi et ses dérivés. L’utilisation du BASH est un incontournable avec Linux et le Python permet d’exploiter les capacités du système tout en offrant un grand confort de développement.</text:p></text:note-body></text:note>. La communication entre la carte Arduino et la carte Raspberry Pi <text:span text:style-name="T17">est</text:span> faite via le port série de ce dernier. De cette façon, le matériel n’<text:span text:style-name="T17">est</text:span> pas une contrainte et nous <text:span text:style-name="T17">avons</text:span> la possibilité d’utiliser un Raspberry Pi autant qu’un Banana P<text:span text:style-name="T17">i</text:span> ou un Orange Pi <text:span text:style-name="T17">pour ne citer qu’eux.</text:span></text:p>
      <text:p text:style-name="P10">En ce qui concerne le Raspberry Pi, le programme <text:span text:style-name="T17">est </text:span>développé en Python, ce programme fonctionne grâce à un système GNU/Linux minimaliste au sein duquel un script init.d<text:note text:id="ftn6" text:note-class="footnote"><text:note-citation>6</text:note-citation><text:note-body><text:p text:style-name="P34"><text:span text:style-name="T33">i</text:span>nit.d est un répertoire <text:span text:style-name="T33">et un listing </text:span>système sous GNU/Linux qui contient tous les programmes exécut<text:span text:style-name="T33">és</text:span> au démarrage <text:span text:style-name="T33">par systemd – qui est le premier programme lancé lors de l’allumage du système</text:span>. Ce<text:span text:style-name="T33">tte</text:span> approche <text:span text:style-name="T33">est sans doute la plus propre</text:span> pour lancer un programme au démarrage sur un système GNU/Linux.</text:p></text:note-body></text:note> se charge du lancement du logiciel au démarrage. <text:span text:style-name="T17">Afin de simplifier le déploiement du programme et sa configuration sur le Raspberry Pi, un programme installateur BASH muni d’une interface whiptail</text:span><text:span text:style-name="T17"><text:note text:id="ftn7" text:note-class="footnote"><text:note-citation>7</text:note-citation><text:note-body><text:p text:style-name="P34">whiptail est une commande GNU/Linux directement accessible sans installation et qui permet de créer des interfaces comme des écrans de configuration et des champs de saisie en mode texte dans un terminal. Comme nous souhaitions garder un système minimaliste, whiptail était une approche permettant une plus grande ergonomie sans avoir recours à une interface graphique proprement dite.</text:p></text:note-body></text:note></text:span><text:span text:style-name="T17"> affichable en console a été développé. Ce programme est exécutable via SSH</text:span><text:span text:style-name="T17"><text:note text:id="ftn8" text:note-class="footnote"><text:note-citation>8</text:note-citation><text:note-body><text:p text:style-name="P34">SSH permet l’accès à distance d’un système GNU/Linux <text:span text:style-name="T34">via le réseau</text:span>, il ne prend cependant pas nativement en charge la gestion d’interfaces graphiques.</text:p></text:note-body></text:note></text:span><text:span text:style-name="T17"> sans prérequis.</text:span></text:p>
      <text:h text:style-name="P82" text:outline-level="3"><text:bookmark-start text:name="__RefHeading___Toc2385_3037310814"/><text:soft-page-break/>Partie serveur<text:bookmark-end text:name="__RefHeading___Toc2385_3037310814"/></text:h>
      <text:p text:style-name="P12">Le service web <text:span text:style-name="T18">est </text:span>en Node.<text:span text:style-name="T32">js</text:span><text:note text:id="ftn9" text:note-class="footnote"><text:note-citation>9</text:note-citation><text:note-body><text:p text:style-name="P35">Node.js est une technologie permettant l’exécution de JavaScript côté serveur, le JavaScript étant à la base conçu pour un usage côté client. <text:span text:style-name="T34">Cette technologie offre la possibilité de s’affranchir d’un serveur PHP lourd et dont l’installation et la configuration peuvent être fastidieuses.</text:span></text:p></text:note-body></text:note> <text:span text:style-name="T18">et </text:span>interagit avec une base de données <text:span text:style-name="T43">MySQL</text:span><office:annotation><dc:creator>Théo Cousson</dc:creator><dc:date>2020-03-28T20:52:20.845731092</dc:date><loext:sender-initials>TC</loext:sender-initials><text:p text:style-name="P90"><text:span text:style-name="T49">Du coup c’est bien du MySQL.</text:span></text:p><text:p text:style-name="P90"><text:span text:style-name="T49"/></text:p><text:p text:style-name="P90"><text:span text:style-name="T49">Il faudrait ajouter une note de bas de page, histoire que Mme Paterlini puisse lire le rapport au cas où.</text:span></text:p></office:annotation> pour enregistrer les données via un envoi JSON<text:note text:id="ftn10" text:note-class="footnote"><text:note-citation>10</text:note-citation><text:note-body><text:p text:style-name="P36">Le JSON est un format de notation des objets JavaScript. Il en facilite notamment le stockage et la transmission, ce pour quoi il est utilisé ici.</text:p></text:note-body></text:note> réalisé en HTTP par le Rapsberry Pi. Ces données sont ensuite <text:span text:style-name="T13">récupérables</text:span> via une URL sémantique qui renvoie les données au format JSON, <text:span text:style-name="T36">ces données sont ensuite directement exploitables par l’interface</text:span>.</text:p>
      <text:h text:style-name="P82" text:outline-level="3"><text:bookmark-start text:name="__RefHeading___Toc2387_3037310814"/>Partie interface<text:bookmark-end text:name="__RefHeading___Toc2387_3037310814"/></text:h>
      <text:p text:style-name="P14">L’interface a été développée en JavaScript, ce qui permet son utilisation en tant que telle sur un navigateur <text:span text:style-name="T36">Web</text:span>. D’autre part, le JavaScript permet un concept très <text:span text:style-name="T19">intéressant</text:span>, celui du « write once, deploy everywhere », <text:span text:style-name="T36">g</text:span>râce à l’intermédiaire <text:span text:style-name="T19">de frameworks</text:span> tels qu’Electron qui permet le déploiement <text:span text:style-name="T36">d’une application Javascript</text:span> sur ordinateur ou Cordova qui <text:span text:style-name="T36">en </text:span>permet le déploiement sur smartphone, <text:span text:style-name="T46">et ce, dans la majorité des cas sans que le système d’exploitation ne soit une contrainte, ce qui rend notre application interface très facilement portable.</text:span></text:p>
      <text:p text:style-name="P13"/>
      <text:h text:style-name="P74" text:outline-level="1"><text:bookmark-start text:name="__RefHeading___Toc3928_4211813982"/>Présentation du projet – réalisation<text:bookmark-end text:name="__RefHeading___Toc3928_4211813982"/></text:h>
      <text:p text:style-name="P20">Cette partie avance la forme qu’a pris le projet lors de sa réalisation. <text:span text:style-name="T38">Durant celle-ci, </text:span>certaines difficultés sont apparues et nous ont obligés à trouver des solutions ou des contournements. <office:annotation office:name="__Annotation__2068_62094047"><dc:creator>Théo Cousson</dc:creator><dc:date>2020-03-30T14:39:45.273497364</dc:date><loext:sender-initials>TC</loext:sender-initials><text:p text:style-name="P90"><text:span text:style-name="T49">Rappel de la consigne, on DOIT parler des problèmes, difficultés rencontrées et des solutions, contournements mis en œuvre.</text:span></text:p><text:p text:style-name="P90"><text:span text:style-name="T49"/></text:p><text:p text:style-name="P90"><text:span text:style-name="T49">Fichier README.md :</text:span></text:p><text:p text:style-name="P90"><text:span text:style-name="T49">« la partie réalisation ne doit pas seulement être un exposé de ce qui à été fait, mais également discuter les méthodes : </text:span><text:span text:style-name="T51">Expliquer “comment” les choses ont été faites et “pourquoi” elle l'on été de telle ou telle manière</text:span><text:span text:style-name="T49"> »</text:span></text:p><text:p text:style-name="P90"><text:span text:style-name="T49"/></text:p><text:p text:style-name="P90"><text:span text:style-name="T49">→ </text:span><text:span text:style-name="T49">de telle ou telle manière, en raison de la tech utilisée, en raison de difficultés, etc. :</text:span></text:p><text:p text:style-name="P90"><text:span text:style-name="T49">On aborde TOUTES les difficultés. Le choix de la tech nous oblige à nous orienter vers une méthode d’implémentation plutôt qu’une autre, donc, même si c’est pas directement une difficulté, on DOIT en parler ici, merci.</text:span></text:p></office:annotation><text:span text:style-name="T38">Ces difficultés et ces solutions</text:span><office:annotation-end office:name="__Annotation__2068_62094047"/><text:span text:style-name="T38"> sont détaillées ici.</text:span></text:p>
      <text:h text:style-name="P65" text:outline-level="2"><text:bookmark-start text:name="__RefHeading___Toc1241_2955112891"/>Partie système embarqué<text:bookmark-end text:name="__RefHeading___Toc1241_2955112891"/></text:h>
      <text:h text:style-name="P83" text:outline-level="3"><text:bookmark-start text:name="__RefHeading___Toc1243_2955112891"/>Logiciel d’installation<text:bookmark-end text:name="__RefHeading___Toc1243_2955112891"/></text:h>
      <text:p text:style-name="P18">Très rapidement lors du développement du programme embarqué sur le Raspberry Pi a été levé le problème du grand nombre de prérequis nécessaires à son fonctionnement et la difficulté de la démarche d’installation et de paramétrage du programme, notamment <text:s/>pour qu’il soit exécuté au démarrage. Dès lors, la mise en place d’un logiciel d’installation se chargeant de <text:span text:style-name="T37">toutes </text:span>ces étapes automatiquement s’est imposée pour apporter une solution <text:span text:style-name="T37">à cette difficulté</text:span>.</text:p>
      <text:p text:style-name="P18">Ce programme devant se charger de l’installation des composants requis pour faire fonctionner tout le reste, il ne peut pas se baser sur ces composants et ne peut donc être programmé qu’en BASH.</text:p>
      <text:p text:style-name="P21">Autre difficulté, pour être le plus simple et le plus facile à utiliser, le programme d’installation doit être aussi convivial que possible, ce qui est problématique sur un Raspberry Pi volontairement dépouillé d’une interface graphique majoritairement inutile <text:span text:style-name="T41">ou lors de l’emploi d’un accès en SSH</text:span>. Pour cette raison, notre logiciel d’installation devait se baser sur un affichage en mode texte. <text:span text:style-name="T46">L</text:span>a solution que nous avons employée ici est l’usage d’une TUI<text:note text:id="ftn11" text:note-class="footnote"><text:note-citation>11</text:note-citation><text:note-body><text:p text:style-name="P37">TUI pour Text User Interface est une interface où toute la partie graphique est constituée par des caractères. Les fenêtres et les boîtes de dialogues autant que les boutons, champs de texte, etc. sont donc exclusivement constituées de caractères affichables en console <text:span text:style-name="T42">sans nécessiter d’interface graphique</text:span>.</text:p></text:note-body></text:note>.</text:p>
      <text:p text:style-name="P18"><text:span text:style-name="T39">L</text:span>e programme affiche à l’utilisateur une interface texte ergonomique de laquelle on peut voir <text:span text:style-name="T39">des </text:span>images en annexe qui le guide pendant toute la durée de l’installation. L’installation étant majoritairement automatique, l’utilisateur n’est sollicité qu’à son début pour choisir la configuration réseau à employer et entrer les éléments de configuration du <text:soft-page-break/>Wi-Fi s’ils sont requis. <text:span text:style-name="T39">En outre, la mise en place du lancement automatique du programme au démarrage n’est réalisée que si toutes les étapes de l’installation se sont déroulées sans rencontrer d’erreur, ceci se voulant comme une solution aux difficultés de débogage et de sauvegarde de l’intégrité du programme s’il était lancé automatiquement au démarrage sans être pleinement fonctionnel.</text:span></text:p>
      <text:p text:style-name="P18"/>
      <text:h text:style-name="P75" text:outline-level="1"><text:bookmark-start text:name="__RefHeading___Toc3946_4211813982"/>Travail en groupe<text:bookmark-end text:name="__RefHeading___Toc3946_4211813982"/></text:h>
      <text:h text:style-name="P66" text:outline-level="2"><text:bookmark-start text:name="__RefHeading___Toc3948_4211813982"/><text:span text:style-name="T3">Constitution du </text:span>groupe – recrutement <text:span text:style-name="T3">de ses membres</text:span><text:bookmark-end text:name="__RefHeading___Toc3948_4211813982"/></text:h>
      <text:p text:style-name="P24">Le groupe est constitué de :</text:p>
      <text:list xml:id="list981271968" text:style-name="L3">
        <text:list-item>
          <text:p text:style-name="P52">Barçon Lucien ;</text:p>
        </text:list-item>
        <text:list-item>
          <text:p text:style-name="P52">Boullé Benjamin ;</text:p>
        </text:list-item>
        <text:list-item>
          <text:p text:style-name="P52">Chateau Lucas ;</text:p>
        </text:list-item>
        <text:list-item>
          <text:p text:style-name="P52">Cousson Théo ;</text:p>
        </text:list-item>
        <text:list-item>
          <text:p text:style-name="P52">Hug Loïc.</text:p>
        </text:list-item>
      </text:list>
      <text:p text:style-name="P24">Ce groupe est composé à l’exclusivité d’élève<text:span text:style-name="T24">s</text:span> ayant fait leur troisième semestre d’études au Québec au CÉGEP de Matane. La création de notre groupe s’est imposée comme une évidence dans la mesure où nous avons tous appris à travailler ensemble au Québec où nous avons partagé de bons moments et avons acquis une certaine complicité.</text:p>
      <text:h text:style-name="P66" text:outline-level="2"><text:bookmark-start text:name="__RefHeading___Toc3950_4211813982"/><text:span text:style-name="T20">Choix</text:span> du sujet <text:span text:style-name="T3">du projet tutoré</text:span><text:bookmark-end text:name="__RefHeading___Toc3950_4211813982"/></text:h>
      <text:p text:style-name="P24">Lors de la réflexion quant au sujet de notre projet tutoré, nous avons tous manifesté le souhait, d’une part, <text:span text:style-name="T24">de </text:span>nous démarquer des sujets choisis par les autres groupes, et, d’autre part, de mettre en pratique ce que nous avons appris durant nos deux années de formation. Ces deux points essentiels nous ont poussés à aborder le développement d’un système alliant plusieurs technologies à la fois, ce qui nous paraissait un défi dans la mesure où il s’agissait pour nous <text:span text:style-name="T24">à la fois </text:span>d’une première <text:span text:style-name="T24">personnelle mais également d’une inconnue, puisque cet aspect de l’informatique n’est pas abordé par nos cours, </text:span>et que nous disposions de beaucoup moins de temps pour le faire que nos collègues restés en France.</text:p>
      <text:h text:style-name="P66" text:outline-level="2"><text:bookmark-start text:name="__RefHeading___Toc3952_4211813982"/>Organisation – <text:span text:style-name="T10">administration du groupe</text:span><office:annotation><dc:creator>Théo Cousson</dc:creator><dc:date>2018-11-11T18:39:48</dc:date><loext:sender-initials>ctilas</loext:sender-initials><text:p text:style-name="P90"><text:span text:style-name="T47">Ces trois titres ne me plaisent pas… Il faudrait les changer.</text:span></text:p></office:annotation><office:annotation><dc:creator>Théo Cousson</dc:creator><dc:date>2020-03-28T10:48:30.755659497</dc:date><loext:sender-initials>TC</loext:sender-initials><text:p text:style-name="P90"><text:span text:style-name="T49">Ce point « administration » aborde l’emploi du temps et les outils de communication et de versionning.</text:span></text:p><text:p text:style-name="P90"><text:span text:style-name="T49">Si on n’a pas la flemme et qu’il nous reste le temps, pourquoi pas lier un diagramme de Gantt en annexe ?</text:span></text:p></office:annotation><text:bookmark-end text:name="__RefHeading___Toc3952_4211813982"/></text:h>
      <text:h text:style-name="P84" text:outline-level="3"><text:bookmark-start text:name="__RefHeading___Toc2389_3037310814"/>Chef de groupe<text:bookmark-end text:name="__RefHeading___Toc2389_3037310814"/></text:h>
      <text:p text:style-name="P15">Au sein d’un groupe de projet de petite taille, il est possible d’employer la « méthode agile », très à la mode et utilisée quasi exclusivement par nos professeurs au Québec. Nous avons donc continué pour ce projet à employ<text:span text:style-name="T24">er</text:span> <text:span text:style-name="T21">cette </text:span>méthode <text:span text:style-name="T21">dont nous </text:span><text:soft-page-break/><text:span text:style-name="T21">avons testé l’</text:span>efficac<text:span text:style-name="T21">ité</text:span>. <text:span text:style-name="T21">À ce titre, nous n’avions pas de « chef de projet », chacun se voyait confier des responsabilités et des attentes, ce qui, dans notre cas, a semblé permettre un fonctionnement relativement satisfaisant.</text:span></text:p>
      <text:h text:style-name="P85" text:outline-level="3"><text:bookmark-start text:name="__RefHeading___Toc2391_3037310814"/>Communication<text:bookmark-end text:name="__RefHeading___Toc2391_3037310814"/></text:h>
      <text:p text:style-name="P16">Compte tenu de la situation exceptionnelle actuelle due à la crise sanitaire provoquée par le Coronavirus (COVID-19), nous avons mis en place puis utilisé comme moyen exclusif de communication un serveur Discord, par le biais duquel nous échangions et prenions nos décisions.</text:p>
      <text:h text:style-name="P85" text:outline-level="3"><text:bookmark-start text:name="__RefHeading___Toc2393_3037310814"/>Outil de gestion de version<text:bookmark-end text:name="__RefHeading___Toc2393_3037310814"/></text:h>
      <text:p text:style-name="P16">Bien que cela paraisse l’évidence même d’employer un tel outil pour le développement, il serait sans doute judicieux d’insister davantage sur son utilité auprès des élèves de première année qui sont loin de tous en avoir connaissance.</text:p>
      <text:p text:style-name="P16">Afin de rendre praticable quelque démarche de développement que ce soit, notre groupe a mis en place, avant de commencer une quelconque ébauche de développement, un repository Git<text:span text:style-name="T44">H</text:span>ub. Cet outil <text:span text:style-name="T22">nous a par la suite apporté l’assurance </text:span>que nous travaillions tous sur le même code et tous sur la version la plus à jour, tout en nous préservant d’effacer par erreur le travail d’un collègue.</text:p>
      <text:p text:style-name="P17">Ce point était primordial dans le développement de notre projet. Comme dit précédemment, nous convoitions au travers de ce projet de créer un outil se basant sur plusieurs technologies à la fois, tant au niveau matériel que logiciel. Pour cette raison, nous devions nous garantir de nous affranchir de la moindre incompatibilité de code, dans la mesure où elle ruinerait immédiatement <text:span text:style-name="T23">et intégralement le fonctionnement</text:span> du projet.</text:p>
      <text:h text:style-name="P67" text:outline-level="2"><text:bookmark-start text:name="__RefHeading___Toc15296_2143828619"/>Organisation – répartition des tâches<text:bookmark-end text:name="__RefHeading___Toc15296_2143828619"/></text:h>
      <text:p text:style-name="P25">La connaissance de chacun et la méthode agile nous a permis de rapidement déterminer quelle personne devait s’occuper de telle ou telle tâche. Ainsi, si certains sont plus à leur aise sur du front-end, certains préfèrent le back-end, ou encore passer de l’un à l’autre pour aider ses collègues. Dans cette mesure nous n’avons rien imposé au départ, nous avons <text:soft-page-break/>laissé faire. Le résultat <text:span text:style-name="T25">a</text:span> été une atmosphère de travail très agréable où chacun pouvait, en cas de difficulté, se faire aider par qui que ce soit et ne pas rester <text:span text:style-name="T25">à la fois </text:span>bloqué et seul avec en plus la peur de décevoir les autres.</text:p>
      <text:h text:style-name="P76" text:outline-level="1"><text:bookmark-start text:name="__RefHeading___Toc3954_4211813982"/>Conclusion<office:annotation><dc:creator>Théo Cousson</dc:creator><dc:date>2018-11-11T18:41:32</dc:date><loext:sender-initials>ctilas</loext:sender-initials><text:p text:style-name="P90"><text:span text:style-name="T47">Cette partie a une page spécifique.</text:span></text:p><text:p text:style-name="P90"><text:span text:style-name="T47">(Elle peut faire plus d’une page, je veux simplement dire qu’il y a un saut de page avant, que le titre « Conclusion » doit se trouver en première ligne de la page).</text:span></text:p></office:annotation><text:bookmark-end text:name="__RefHeading___Toc3954_4211813982"/></text:h>
      <text:p text:style-name="P23"/>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77" text:outline-level="1"><text:bookmark-start text:name="__RefHeading___Toc13288_72436779"/>Index des illustrations<text:bookmark-end text:name="__RefHeading___Toc13288_72436779"/></text:h>
          </text:index-title>
          <text:p text:style-name="P30"><text:s/>Illustration 1: Une scytale<text:tab/>5</text:p>
          <text:p text:style-name="P30"><text:s/>Illustration 2: Le disque de Phaïstos<text:tab/>5</text:p>
          <text:p text:style-name="P30"><text:s/>Illustration 3: Schéma de Feistel appliqué à l’itération de l’algorithme DES.<text:tab/>10</text:p>
        </text:index-body>
      </text:illustration-index>
      <text:p text:style-name="P6"/>
      <text:h text:style-name="P69" text:outline-level="1"><text:bookmark-start text:name="__RefHeading___Toc7887_974731549"/>Sources des illustrations<office:annotation><dc:creator>Théo Cousson</dc:creator><dc:date>2018-12-02T13:51:26</dc:date><loext:sender-initials>TC</loext:sender-initials><text:p text:style-name="P90"><text:span text:style-name="T49">En fait, je pense qu’on va mettre les sources des images sous l’index des illustrations. Ce sera plus confortable que ce que j’avais spécifié sur </text:span><text:span text:style-name="T50">Discord</text:span><text:span text:style-name="T49">…</text:span></text:p><text:p text:style-name="P90"><text:span text:style-name="T49">Quoique ce soit peut-être maladroit de mettre les sources des illustrations avant les sources globales ?</text:span></text:p></office:annotation><text:bookmark-end text:name="__RefHeading___Toc7887_974731549"/></text:h>
      <text:list xml:id="list10478848" text:style-name="L4">
        <text:list-item>
          <text:p text:style-name="P59">domoticx.com <text:span text:style-name="T4">:</text:span><text:span text:style-name="T4"><office:annotation><dc:creator>Théo Cousson</dc:creator><dc:date>2018-12-05T19:31:31</dc:date><loext:sender-initials>TC</loext:sender-initials><text:p text:style-name="P90"><text:span text:style-name="T47">Re-rappel concernant les points virgules, les virgules et les points :</text:span></text:p><text:p text:style-name="P90"><text:span text:style-name="T47"/></text:p><text:p text:style-name="P90"><text:span text:style-name="T47">Texte :</text:span></text:p><text:p text:style-name="P90"><text:span text:style-name="T47">⋅ </text:span><text:span text:style-name="T47">texte ;</text:span></text:p><text:p text:style-name="P90"><text:span text:style-name="T47">⋅ </text:span><text:span text:style-name="T47">texte ;</text:span></text:p><text:p text:style-name="P90"><text:span text:style-name="T47">⋅ </text:span><text:span text:style-name="T47">texte :</text:span></text:p><text:p text:style-name="P90"><text:span text:style-name="T47"><text:s text:c="2"/>⋅ </text:span><text:span text:style-name="T47">texte,</text:span></text:p><text:p text:style-name="P90"><text:span text:style-name="T47"><text:s text:c="2"/>⋅ </text:span><text:span text:style-name="T47">texte,</text:span></text:p><text:p text:style-name="P90"><text:span text:style-name="T47"><text:s text:c="2"/>⋅ </text:span><text:span text:style-name="T47">texte ;</text:span></text:p><text:p text:style-name="P90"><text:span text:style-name="T47">⋅ </text:span><text:span text:style-name="T47">texte ;</text:span></text:p><text:p text:style-name="P90"><text:span text:style-name="T47">⋅ </text:span><text:span text:style-name="T47">texte.</text:span></text:p><text:p text:style-name="P90"><text:span text:style-name="T47"/></text:p><text:p text:style-name="P90"><text:span text:style-name="T47">Un terme d’une liste à puce ne commence normalement</text:span><text:span text:style-name="T48"> jamais</text:span><text:span text:style-name="T47"> par une majuscule.</text:span></text:p><text:p text:style-name="P90"><text:span text:style-name="T47">Les termes de premier niveaux se terminent par un point virgule, le dernier par un point.</text:span></text:p><text:p text:style-name="P90"><text:span text:style-name="T47">Les termes secondaires se terminent par une virgule, le dernier par un point virgule.</text:span></text:p></office:annotation></text:span><text:line-break/>http://domoticx.com/wp-content/uploads/2016/05/Raspberry-en-Arduino-seriele-communicatie.jpg</text:p>
        </text:list-item>
      </text:list>
      <text:list xml:id="list3315447892" text:style-name="L5">
        <text:list-item>
          <text:list>
            <text:list-item>
              <text:p text:style-name="P61">Image de la page de garde <text:span text:style-name="T26">représentant une carte Raspberry PI et une carte Arduino reliées entre elles via un breadboard</text:span> ;</text:p>
            </text:list-item>
          </text:list>
        </text:list-item>
      </text:list>
      <text:h text:style-name="P72" text:outline-level="1"><text:bookmark-start text:name="__RefHeading__2397_2080226329"/>Sitographie <text:span text:style-name="T2">et Bibliographie</text:span><text:span text:style-name="T2"><office:annotation><dc:creator>Théo Cousson</dc:creator><dc:date>2018-11-11T18:44:58</dc:date><loext:sender-initials>ctilas</loext:sender-initials><text:p text:style-name="P90"><text:span text:style-name="T47">Quelqu’un a-t-il utilisé un bouquin ? Sinon on peut virer le mot « Bibliographie ».</text:span></text:p></office:annotation></text:span><text:bookmark-end text:name="__RefHeading__2397_2080226329"/></text:h>
      <text:h text:style-name="P68" text:outline-level="2"><text:bookmark-start text:name="__RefHeading___Toc2395_3037310814"/>Sites internet consultés<text:bookmark-end text:name="__RefHeading___Toc2395_3037310814"/></text:h>
      <text:list xml:id="list220020023258135" text:continue-list="list10478848" text:style-name="L4">
        <text:list-item>
          <text:p text:style-name="P60">Placeholder nom du site<text:span text:style-name="T12"> :</text:span><text:line-break/>placeholder adresse du site</text:p>
        </text:list-item>
      </text:list>
      <text:list xml:id="list4071909386" text:style-name="L6">
        <text:list-item>
          <text:list>
            <text:list-item>
              <text:p text:style-name="P62">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78" text:outline-level="1"><text:bookmark-start text:name="__RefHeading___Toc1245_2955112891"/>Sommaire des annexes<text:bookmark-end text:name="__RefHeading___Toc1245_2955112891"/></text:h>
          </text:index-title>
          <text:p text:style-name="P47">Schémas concernant le projet<text:tab/>II</text:p>
          <text:p text:style-name="P50">Schéma de principe du projet<text:tab/>II</text:p>
          <text:p text:style-name="P47">Programme d’installation<text:tab/>III</text:p>
          <text:p text:style-name="P50">Configuration du Wi-Fi<text:tab/>III</text:p>
          <text:p text:style-name="P50">Progression de l’installation<text:tab/>IV</text:p>
          <text:p text:style-name="P47">Placeholder<text:tab/>IV</text:p>
        </text:index-body>
      </text:user-index>
      <text:p text:style-name="P22"/>
      <text:p text:style-name="P88"><text:bookmark-start text:name="__RefHeading___Toc9259_316899879"/>Schémas concernant le <text:span text:style-name="T11">projet</text:span><text:bookmark-end text:name="__RefHeading___Toc9259_316899879"/></text:p>
      <text:p text:style-name="P38"><text:bookmark-start text:name="__RefHeading___Toc13104_72436779"/>Schéma <text:span text:style-name="T40">de principe </text:span>du <text:span text:style-name="T11">projet</text:span><text:bookmark-end text:name="__RefHeading___Toc13104_72436779"/></text:p>
      <text:p text:style-name="P48"><draw:frame draw:style-name="fr2" draw:name="Image4" text:anchor-type="as-char" svg:width="17cm" svg:height="12.061cm" draw:z-index="5"><draw:image xlink:href="Pictures/100002010000034C000002550C113D6AB424C9CF.png" xlink:type="simple" xlink:show="embed" xlink:actuate="onLoad" loext:mime-type="image/png"/></draw:frame></text:p>
      <text:p text:style-name="P40"><text:bookmark-start text:name="__RefHeading___Toc1247_2955112891"/>Programme d’installation<text:bookmark-end text:name="__RefHeading___Toc1247_2955112891"/></text:p>
      <text:p text:style-name="P39"><text:bookmark-start text:name="__RefHeading___Toc1249_2955112891"/>Configuration du Wi-Fi<text:bookmark-end text:name="__RefHeading___Toc1249_2955112891"/></text:p>
      <text:p text:style-name="P5"><draw:frame draw:style-name="fr2" draw:name="Image1" text:anchor-type="as-char" svg:width="17cm" svg:height="10.199cm" draw:z-index="2"><draw:image xlink:href="Pictures/10000201000002D0000001B039752A39127892BE.png" xlink:type="simple" xlink:show="embed" xlink:actuate="onLoad" loext:mime-type="image/png"/></draw:frame></text:p>
      <text:p text:style-name="P5"><draw:frame draw:style-name="fr2" draw:name="Image2" text:anchor-type="as-char" svg:width="17cm" svg:height="10.199cm" draw:z-index="3"><draw:image xlink:href="Pictures/10000201000002D0000001B0FF7D31ADB86D675F.png" xlink:type="simple" xlink:show="embed" xlink:actuate="onLoad" loext:mime-type="image/png"/></draw:frame></text:p>
      <text:p text:style-name="P39"><text:bookmark-start text:name="__RefHeading___Toc1251_2955112891"/><text:soft-page-break/>Progression de l’installation<text:bookmark-end text:name="__RefHeading___Toc1251_2955112891"/></text:p>
      <text:p text:style-name="P4"><draw:frame draw:style-name="fr3" draw:name="Image3" text:anchor-type="paragraph" svg:width="17cm" svg:height="10.199cm" draw:z-index="4"><draw:image xlink:href="Pictures/10000201000002D0000001B05EA81407946FD6E1.png" xlink:type="simple" xlink:show="embed" xlink:actuate="onLoad" loext:mime-type="image/png"/></draw:frame></text:p>
      <text:p text:style-name="P49"><text:bookmark-start text:name="__RefHeading___Toc1253_2955112891"/>Placeholder<text:bookmark-end text:name="__RefHeading___Toc1253_2955112891"/></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ection1">
            <text:h text:style-name="P79" text:outline-level="1"><text:bookmark-start text:name="__RefHeading___Toc1255_2955112891"/>TABLE DES MATIÈRES<text:bookmark-end text:name="__RefHeading___Toc1255_2955112891"/></text:h>
          </text:index-title>
          <text:p text:style-name="P41"><text:a xlink:type="simple" xlink:href="#__RefHeading___Toc1729_1688116399" text:style-name="Index_20_Link" text:visited-style-name="Index_20_Link">Remerciements<text:tab/>3</text:a></text:p>
          <text:p text:style-name="P41"><text:a xlink:type="simple" xlink:href="#__RefHeading___Toc1239_2955112891" text:style-name="Index_20_Link" text:visited-style-name="Index_20_Link"><text:s/>  <text:s/>Sommaire<text:tab/>5</text:a></text:p>
          <text:p text:style-name="P41"><text:a xlink:type="simple" xlink:href="#__RefHeading___Toc1086_134673895" text:style-name="Index_20_Link" text:visited-style-name="Index_20_Link"><text:s/>  <text:s/>Introduction<text:tab/>1</text:a></text:p>
          <text:p text:style-name="P41"><text:a xlink:type="simple" xlink:href="#__RefHeading___Toc3596_830474885" text:style-name="Index_20_Link" text:visited-style-name="Index_20_Link"><text:s/>  <text:s/>Présentation du sujet – cahier des charges<text:tab/>2</text:a></text:p>
          <text:p text:style-name="P43"><text:a xlink:type="simple" xlink:href="#__RefHeading___Toc3598_830474885" text:style-name="Index_20_Link" text:visited-style-name="Index_20_Link"><text:s/>I. <text:s/>Principe de fonctionnement<text:tab/>2</text:a></text:p>
          <text:p text:style-name="P45"><text:a xlink:type="simple" xlink:href="#__RefHeading___Toc2375_3037310814" text:style-name="Index_20_Link" text:visited-style-name="Index_20_Link"><text:s/>I.1. <text:s/>Partie système embarqué<text:tab/>2</text:a></text:p>
          <text:p text:style-name="P45"><text:a xlink:type="simple" xlink:href="#__RefHeading___Toc2377_3037310814" text:style-name="Index_20_Link" text:visited-style-name="Index_20_Link"><text:s/>I.2. <text:s/>Partie serveur<text:tab/>2</text:a></text:p>
          <text:p text:style-name="P45"><text:a xlink:type="simple" xlink:href="#__RefHeading___Toc2379_3037310814" text:style-name="Index_20_Link" text:visited-style-name="Index_20_Link"><text:s/>I.3. <text:s/>Partie interface<text:tab/>2</text:a></text:p>
          <text:p text:style-name="P43"><text:a xlink:type="simple" xlink:href="#__RefHeading___Toc2381_3037310814" text:style-name="Index_20_Link" text:visited-style-name="Index_20_Link"><text:s/>II. <text:s/>Technologies utilisées<text:tab/>3</text:a></text:p>
          <text:p text:style-name="P45"><text:a xlink:type="simple" xlink:href="#__RefHeading___Toc2383_3037310814" text:style-name="Index_20_Link" text:visited-style-name="Index_20_Link"><text:s/>II.1. <text:s/>Partie système embarqué<text:tab/>3</text:a></text:p>
          <text:p text:style-name="P45"><text:a xlink:type="simple" xlink:href="#__RefHeading___Toc2385_3037310814" text:style-name="Index_20_Link" text:visited-style-name="Index_20_Link"><text:s/>II.2. <text:s/>Partie serveur<text:tab/>4</text:a></text:p>
          <text:p text:style-name="P45"><text:a xlink:type="simple" xlink:href="#__RefHeading___Toc2387_3037310814" text:style-name="Index_20_Link" text:visited-style-name="Index_20_Link"><text:s/>II.3. <text:s/>Partie interface<text:tab/>4</text:a></text:p>
          <text:p text:style-name="P41"><text:a xlink:type="simple" xlink:href="#__RefHeading___Toc3928_4211813982" text:style-name="Index_20_Link" text:visited-style-name="Index_20_Link"><text:s/>  <text:s/>Présentation du projet – réalisation<text:tab/>5</text:a></text:p>
          <text:p text:style-name="P43"><text:a xlink:type="simple" xlink:href="#__RefHeading___Toc1241_2955112891" text:style-name="Index_20_Link" text:visited-style-name="Index_20_Link"><text:s/>I. <text:s/>Partie système embarqué<text:tab/>5</text:a></text:p>
          <text:p text:style-name="P45"><text:a xlink:type="simple" xlink:href="#__RefHeading___Toc1243_2955112891" text:style-name="Index_20_Link" text:visited-style-name="Index_20_Link"><text:s/>I.1. <text:s/>Logiciel d’installation<text:tab/>5</text:a></text:p>
          <text:p text:style-name="P41"><text:a xlink:type="simple" xlink:href="#__RefHeading___Toc3946_4211813982" text:style-name="Index_20_Link" text:visited-style-name="Index_20_Link"><text:s/>  <text:s/>Travail en groupe<text:tab/>7</text:a></text:p>
          <text:p text:style-name="P43"><text:a xlink:type="simple" xlink:href="#__RefHeading___Toc3948_4211813982" text:style-name="Index_20_Link" text:visited-style-name="Index_20_Link"><text:s/>I. <text:s/>Constitution du groupe – recrutement de ses membres<text:tab/>7</text:a></text:p>
          <text:p text:style-name="P43"><text:a xlink:type="simple" xlink:href="#__RefHeading___Toc3950_4211813982" text:style-name="Index_20_Link" text:visited-style-name="Index_20_Link"><text:s/>II. <text:s/>Choix du sujet du projet tutoré<text:tab/>7</text:a></text:p>
          <text:p text:style-name="P43"><text:a xlink:type="simple" xlink:href="#__RefHeading___Toc3952_4211813982" text:style-name="Index_20_Link" text:visited-style-name="Index_20_Link"><text:s/>III. <text:s/>Organisation – administration du groupe<text:tab/>7</text:a></text:p>
          <text:p text:style-name="P45"><text:a xlink:type="simple" xlink:href="#__RefHeading___Toc2389_3037310814" text:style-name="Index_20_Link" text:visited-style-name="Index_20_Link"><text:s/>III.1. <text:s/>Chef de groupe<text:tab/>7</text:a></text:p>
          <text:p text:style-name="P45"><text:a xlink:type="simple" xlink:href="#__RefHeading___Toc2391_3037310814" text:style-name="Index_20_Link" text:visited-style-name="Index_20_Link"><text:s/>III.2. <text:s/>Communication<text:tab/>8</text:a></text:p>
          <text:p text:style-name="P45"><text:a xlink:type="simple" xlink:href="#__RefHeading___Toc2393_3037310814" text:style-name="Index_20_Link" text:visited-style-name="Index_20_Link"><text:s/>III.3. <text:s/>Outil de gestion de version<text:tab/>8</text:a></text:p>
          <text:p text:style-name="P43"><text:a xlink:type="simple" xlink:href="#__RefHeading___Toc15296_2143828619" text:style-name="Index_20_Link" text:visited-style-name="Index_20_Link"><text:s/>IV. <text:s/>Organisation – répartition des tâches<text:tab/>8</text:a></text:p>
          <text:p text:style-name="P41"><text:a xlink:type="simple" xlink:href="#__RefHeading___Toc3954_4211813982" text:style-name="Index_20_Link" text:visited-style-name="Index_20_Link"><text:s/>  <text:s/>Conclusion<text:tab/>10</text:a></text:p>
          <text:p text:style-name="P41"><text:a xlink:type="simple" xlink:href="#__RefHeading___Toc13288_72436779" text:style-name="Index_20_Link" text:visited-style-name="Index_20_Link"><text:s/>  <text:s/>Index des illustrations<text:tab/>11</text:a></text:p>
          <text:p text:style-name="P41"><text:a xlink:type="simple" xlink:href="#__RefHeading___Toc7887_974731549" text:style-name="Index_20_Link" text:visited-style-name="Index_20_Link"><text:s/>  <text:s/>Sources des illustrations<text:tab/>11</text:a></text:p>
          <text:p text:style-name="P41"><text:a xlink:type="simple" xlink:href="#__RefHeading__2397_2080226329" text:style-name="Index_20_Link" text:visited-style-name="Index_20_Link"><text:s/>  <text:s/>Sitographie et Bibliographie<text:tab/>12</text:a></text:p>
          <text:p text:style-name="P43"><text:a xlink:type="simple" xlink:href="#__RefHeading___Toc2395_3037310814" text:style-name="Index_20_Link" text:visited-style-name="Index_20_Link"><text:s/>I. <text:s/>Sites internet consultés<text:tab/>12</text:a></text:p>
          <text:p text:style-name="P41"><text:a xlink:type="simple" xlink:href="#__RefHeading___Toc1245_2955112891" text:style-name="Index_20_Link" text:visited-style-name="Index_20_Link"><text:s/>  <text:s/>Sommaire des annexes<text:tab/>I</text:a></text:p>
          <text:p text:style-name="P43"><text:a xlink:type="simple" xlink:href="#__RefHeading___Toc9259_316899879" text:style-name="Index_20_Link" text:visited-style-name="Index_20_Link">Schémas concernant le projet<text:tab/>II</text:a></text:p>
          <text:p text:style-name="P45"><text:a xlink:type="simple" xlink:href="#__RefHeading___Toc13104_72436779" text:style-name="Index_20_Link" text:visited-style-name="Index_20_Link">Schéma de principe du projet<text:tab/>II</text:a></text:p>
          <text:p text:style-name="P43"><text:a xlink:type="simple" xlink:href="#__RefHeading___Toc1247_2955112891" text:style-name="Index_20_Link" text:visited-style-name="Index_20_Link">Programme d’installation<text:tab/>III</text:a></text:p>
          <text:p text:style-name="P45"><text:a xlink:type="simple" xlink:href="#__RefHeading___Toc1249_2955112891" text:style-name="Index_20_Link" text:visited-style-name="Index_20_Link">Configuration du Wi-Fi<text:tab/>III</text:a></text:p>
          <text:p text:style-name="P45"><text:a xlink:type="simple" xlink:href="#__RefHeading___Toc1251_2955112891" text:style-name="Index_20_Link" text:visited-style-name="Index_20_Link">Progression de l’installation<text:tab/>IV</text:a></text:p>
          <text:p text:style-name="P43"><text:a xlink:type="simple" xlink:href="#__RefHeading___Toc1253_2955112891" text:style-name="Index_20_Link" text:visited-style-name="Index_20_Link">Placeholder<text:tab/>IV</text:a></text:p>
        </text:index-body>
      </text:table-of-content>
      <text:p text:style-name="P7"><text:bookmark-start text:name="__RefHeading___Toc4228_42118139821"/><text:bookmark-end text:name="__RefHeading___Toc4228_421181398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cm" loext:contextual-spacing="true" fo:line-height="150%" fo:text-align="justify" style:justify-single-word="false" fo:orphans="2" fo:widows="2" fo:hyphenation-ladder-count="no-limit" fo:text-indent="1.401cm" style:auto-text-indent="false" style:page-number="auto"/>
      <style:text-properties style:font-name="Linux Libertine" fo:font-family="'Linux Libertine'" style:font-style-name="Normal"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left="0cm" fo:margin-right="0cm" fo:margin-top="5.001cm" fo:margin-bottom="6.301cm" loext:contextual-spacing="false" fo:text-align="center" style:justify-single-word="false" fo:text-indent="0cm" style:auto-text-indent="false" fo:keep-with-next="always"/>
      <style:text-properties style:font-name="Linux Libertine1" fo:font-family="'Linux Libertine'" style:font-style-name="Gras" style:font-pitch="variable" fo:font-size="44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loext:contextual-spacing="false" fo:orphans="2" fo:widows="2" fo:hyphenation-ladder-count="no-limit" fo:text-indent="1.401cm" style:auto-text-indent="false" style:page-number="auto"/>
      <style:text-properties style:font-name="Linux Libertine" fo:font-family="'Linux Libertine'" style:font-style-name="Normal" style:font-pitch="variable"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left="0cm" fo:margin-right="0cm" fo:margin-top="0cm" fo:margin-bottom="0.4cm" loext:contextual-spacing="true" fo:line-height="100%" fo:hyphenation-ladder-count="no-limit" fo:text-indent="0cm" style:auto-text-indent="false" style:page-number="auto" text:number-lines="false" text:line-number="0"/>
      <style:text-properties style:font-size-asian="12pt" style:font-weight-asian="normal" style:font-name-complex="FreeSans1" style:font-family-complex="FreeSans" style:font-family-generic-complex="swis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99cm" loext:contextual-spacing="false" fo:text-align="justify" style:justify-single-word="false" fo:text-indent="0cm" style:auto-text-indent="false"/>
      <style:text-properties style:font-name="Linux Libertine1" fo:font-family="'Linux Libertine'"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4cm" loext:contextual-spacing="false" fo:text-align="justify" style:justify-single-word="false" fo:text-indent="0cm" style:auto-text-indent="false"/>
      <style:text-properties style:font-name="Linux Libertine1" fo:font-family="'Linux Libertine'" style:font-style-name="Gras" style:font-pitch="variable"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3cm" loext:contextual-spacing="false" fo:text-align="justify" style:justify-single-word="false" fo:text-indent="1cm" style:auto-text-indent="false"/>
      <style:text-properties style:font-name="Linux Libertine1" fo:font-family="'Linux Libertine'" style:font-style-name="Gras" style:font-pitch="variable" fo:font-size="14pt" fo:font-weight="bold" style:font-size-asian="14pt" style:font-weight-asian="normal" style:font-size-complex="14pt" style:font-weight-complex="600"/>
    </style:style>
    <style:style style:name="Contents_20_Heading" style:display-name="Contents Heading" style:family="paragraph" style:parent-style-name="Heading" style:class="index">
      <style:paragraph-properties fo:margin-left="0.55cm" fo:margin-right="0cm" fo:margin-top="0cm" fo:margin-bottom="0.199cm" loext:contextual-spacing="false" fo:text-indent="0cm" style:auto-text-indent="false"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Linux Libertine1" fo:font-family="'Linux Libertine'" style:font-style-name="Gras" style:font-pitch="variable" fo:font-weight="bold" style:font-weight-asian="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Linux Libertine" fo:font-family="'Linux Libertine'" style:font-style-name="Normal" style:font-pitch="variable"/>
    </style:style>
    <style:style style:name="Contents_20_3" style:display-name="Contents 3" style:family="paragraph" style:parent-style-name="Index" style:class="index" style:master-page-name="">
      <loext:graphic-properties draw:fill-image-width="0cm" draw:fill-image-height="0cm"/>
      <style:paragraph-properties fo:margin-left="0.998cm" fo:margin-right="0cm" fo:margin-top="0cm" fo:margin-bottom="0cm" loext:contextual-spacing="false" fo:text-indent="0cm" style:auto-text-indent="false" style:page-number="auto" style:shadow="none" style:writing-mode="page">
        <style:tab-stops>
          <style:tab-stop style:position="16.002cm" style:type="right" style:leader-style="dotted" style:leader-text="."/>
        </style:tab-stops>
      </style:paragraph-properties>
      <style:text-properties style:font-name="Linux Libertine" fo:font-family="'Linux Libertine'" style:font-style-name="Normal" style:font-pitch="variable"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109cm" loext:contextual-spacing="false" fo:text-align="start" style:justify-single-word="false" fo:text-indent="1.101cm" style:auto-text-indent="false"/>
      <style:text-properties style:font-name="Linux Libertine1" fo:font-family="'Linux Libertine'" style:font-style-name="Gras" style:font-pitch="variable"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2" fo:font-family="'Linux Libertine'" style:font-style-name="Italique gras" style:font-pitch="variable" fo:font-size="14pt" fo:font-style="italic" style:font-size-asian="14pt" style:font-style-asian="italic" style:font-size-complex="14pt" style:font-style-complex="italic"/>
    </style:style>
    <style:style style:name="Illustration" style:family="paragraph" style:parent-style-name="Caption" style:class="extra">
      <style:paragraph-properties fo:margin-left="0cm" fo:margin-right="0cm" fo:margin-top="0cm" fo:margin-bottom="0.801cm" loext:contextual-spacing="false" fo:text-align="center" style:justify-single-word="false" fo:text-indent="0cm" style:auto-text-indent="false"/>
      <style:text-properties style:font-name="Linux Libertine O" fo:font-family="'Linux Libertine O'" style:font-style-name="Italique"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4.001cm" fo:margin-bottom="1cm" loext:contextual-spacing="false" fo:line-height="100%" fo:text-align="end" style:justify-single-word="false" style:page-number="auto"/>
      <style:text-properties fo:color="#808080" style:font-name="Linux Libertine1" fo:font-family="'Linux Libertine'" style:font-style-name="Gras" style:font-pitch="variable" fo:font-size="28pt" fo:font-weight="bold" style:font-size-asian="28pt" style:font-weight-asian="bold" style:font-size-complex="28pt" style:font-weight-complex="600"/>
    </style:style>
    <style:style style:name="Footnote" style:family="paragraph" style:parent-style-name="Standard" style:class="extra" style:master-page-name="">
      <loext:graphic-properties draw:fill="none" draw:fill-color="#cfe7f5"/>
      <style:paragraph-properties fo:margin-left="0.598cm" fo:margin-right="0cm" fo:margin-top="0cm" fo:margin-bottom="0cm" loext:contextual-spacing="true" fo:line-height="100%" fo:orphans="3" fo:widows="3" fo:text-indent="-0.598cm" style:auto-text-indent="false" style:page-number="auto" fo:background-color="transparent" fo:padding="0.049cm" fo:border="none" style:shadow="none" text:number-lines="false" text:line-number="0">
        <style:tab-stops/>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fo:margin-left="0cm" fo:margin-right="0cm" fo:margin-top="0cm" fo:margin-bottom="0cm" loext:contextual-spacing="false" fo:text-indent="0cm" style:auto-text-indent="false"/>
      <style:text-properties style:font-name="Linux Libertine1" fo:font-family="'Linux Libertine'" style:font-style-name="Gras" style:font-pitch="variable" fo:font-size="16pt" fo:font-weight="bold"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99cm" loext:contextual-spacing="tru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m_20_d_27_élève" style:display-name="Nom d'élève" style:family="paragraph" style:parent-style-name="Title" style:master-page-name="">
      <style:paragraph-properties fo:margin-top="1.499cm" fo:margin-bottom="0cm" loext:contextual-spacing="false"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cm" fo:margin-right="0cm" fo:margin-top="0cm" fo:margin-bottom="0.15cm" loext:contextual-spacing="false" fo:text-align="start" style:justify-single-word="false" fo:text-indent="1.199cm" style:auto-text-indent="false" style:page-number="auto"/>
      <style:text-properties style:font-name="Linux Libertine1" fo:font-family="'Linux Libertine'" style:font-style-name="Gras" style:font-pitch="variable" fo:font-size="13pt" fo:font-weight="bold" officeooo:rsid="004c0585"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101cm" loext:contextual-spacing="false" fo:text-align="start" style:justify-single-word="false" fo:text-indent="1.3cm" style:auto-text-indent="false" style:page-number="auto"/>
      <style:text-properties style:font-name="Linux Libertine1" fo:font-family="'Linux Libertine'" style:font-style-name="Gras" style:font-pitch="variable"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fo:margin-top="0cm" fo:margin-bottom="0.4cm" loext:contextual-spacing="false" fo:hyphenation-ladder-count="no-limit" style:page-number="auto"/>
      <style:text-properties fo:hyphenate="true" fo:hyphenation-remain-char-count="2" fo:hyphenation-push-char-count="2"/>
    </style:style>
    <style:style style:name="Titre_20_index_20_2" style:display-name="Titre index 2" style:family="paragraph" style:parent-style-name="Titre_20_index_20_1" style:auto-update="true" style:master-page-name="">
      <style:paragraph-properties fo:margin-top="0cm" fo:margin-bottom="0.3cm" loext:contextual-spacing="false" fo:text-align="start" style:justify-single-word="false" style:page-number="auto"/>
      <style:text-properties fo:font-size="14pt"/>
    </style:style>
    <style:style style:name="User_20_Index_20_2" style:display-name="User Index 2" style:family="paragraph" style:parent-style-name="Index" style:class="index">
      <style:paragraph-properties fo:margin-left="0.499cm" fo:margin-right="0cm" fo:margin-top="0cm" fo:margin-bottom="0.199cm" loext:contextual-spacing="tru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55cm" fo:margin-right="0cm" fo:text-indent="0cm" style:auto-text-indent="false" style:page-number="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cm" fo:margin-right="0cm" fo:margin-top="0cm" fo:margin-bottom="0cm" loext:contextual-spacing="true" fo:text-align="center" style:justify-single-word="false" fo:text-indent="0cm"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fo:margin-left="0cm" fo:margin-right="0cm" fo:margin-top="0.801cm" fo:margin-bottom="0cm" loext:contextual-spacing="true" fo:line-height="100%" fo:text-align="start" style:justify-single-word="false" fo:hyphenation-ladder-count="no-limit" fo:text-indent="0cm" style:auto-text-indent="false" style:page-number="auto"/>
      <style:text-properties fo:color="#2db4dd" style:font-size-asian="10.5pt" fo:hyphenate="false" fo:hyphenation-remain-char-count="2" fo:hyphenation-push-char-count="2"/>
    </style:style>
    <style:style style:name="Titre_20_façon_20_Mondrian_2026_" style:display-name="Titre façon Mondrian…" style:family="paragraph" style:parent-style-name="Œuvre_20_d_27_art_20_façon_20_Mondrian_2026_" style:master-page-name="">
      <loext:graphic-properties draw:fill="none" draw:fill-color="#cfe7f5"/>
      <style:paragraph-properties fo:margin-top="0cm" fo:margin-bottom="0cm" loext:contextual-spacing="true" fo:text-align="end" style:justify-single-word="false" style:page-number="auto" fo:background-color="transparent" style:shadow="none">
        <style:tab-stops/>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fo:margin-top="0cm" fo:margin-bottom="1.499cm" loext:contextual-spacing="false" fo:text-align="start" style:justify-single-word="false" style:page-number="auto"/>
    </style:style>
    <style:style style:name="Légende_20_manuelle" style:display-name="Légende manuelle" style:family="paragraph" style:parent-style-name="Caption" style:master-page-name="">
      <style:paragraph-properties fo:margin-left="0cm" fo:margin-right="0cm" fo:margin-top="0.4cm" fo:margin-bottom="0cm" loext:contextual-spacing="false" fo:text-align="start" style:justify-single-word="false" fo:text-indent="0.25cm"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loext:graphic-properties draw:fill="none" draw:fill-color="#729fcf"/>
      <style:paragraph-properties fo:margin-top="0cm" fo:margin-bottom="0.101cm" loext:contextual-spacing="false" fo:line-height="100%" fo:text-align="justify" style:justify-single-word="false" style:page-number="auto" fo:background-color="transparent" style:shadow="none">
        <style:tab-stops/>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loext:graphic-properties draw:fill="none" draw:fill-color="#729fcf"/>
      <style:paragraph-properties fo:line-height="100%" style:page-number="auto" fo:background-color="transparent" style:shadow="none">
        <style:tab-stops/>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text-align="start" style:justify-single-word="false" fo:text-indent="0cm" style:auto-text-indent="false"/>
    </style:style>
    <style:style style:name="MP3" style:family="paragraph" style:parent-style-name="Footer" style:list-style-name="M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MP4" style:family="paragraph" style:parent-style-name="Footer" style:list-style-name="M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MP5"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84cda3"/>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101cm" style:distance-after-sep="0.101cm" style:line-style="solid" style:adjustment="center" style:rel-width="50%"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9a825"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text:span text:style-name="MT1">Page </text:span><text:page-number text:select-page="current">11</text:page-number><text:s/><text:span text:style-name="MT1">sur </text:span><text:span text:style-name="MT1"><text:page-count>23</text:page-count></text:span></text:p>
      </style:footer>
      <style:footer-left>
        <text:p text:style-name="MP2"><text:span text:style-name="MT1">Page </text:span><text:page-number text:select-page="current">12</text:page-number><text:s/><text:span text:style-name="MT1">sur</text:span> <text:page-count>23</text:page-count></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2058195481" text:style-name="ML1">
          <text:list-header>
            <text:p text:style-name="MP3"><text:page-number text:select-page="current">V</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
      <style:footer-left>
        <text:list xml:id="list220019593814626" text:continue-numbering="true" text:style-name="ML1">
          <text:list-header>
            <text:p text:style-name="MP4"><text:page-number text:select-page="current">VI</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Header"/>
      </style:header>
      <style:footer>
        <text:p text:style-name="MP5"><text:page-number text:select-page="current">IV</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20:42:38.764900906</meta:creation-date>
    <meta:editing-duration>P1DT16H11M14S</meta:editing-duration>
    <meta:editing-cycles>832</meta:editing-cycles>
    <meta:generator>LibreOffice/6.0.7.3$Linux_X86_64 LibreOffice_project/00m0$Build-3</meta:generator>
    <dc:title>Rapport de projet tutoré</dc:title>
    <dc:date>2020-03-30T22:00:19.049417254</dc:date>
    <dc:subject>Projet tutoré</dc:subject>
    <dc:creator>Théo Cousson</dc:creator>
    <meta:document-statistic meta:table-count="0" meta:image-count="5" meta:object-count="0" meta:page-count="23" meta:paragraph-count="179" meta:word-count="2821" meta:character-count="18010" meta:non-whitespace-character-count="15151"/>
    <meta:template xlink:type="simple" xlink:actuate="onRequest" xlink:title="rapport" xlink:href="../../.config/libreoffice/4/user/template/rapport.ott" meta:date="2015-09-22T20:42:38.446351891"/>
  </office:meta>
</office:document-meta>
</file>